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fo:border-bottom="none" fo:background-color="#000000" fo:border-left="0.06pt solid #000000" fo:border-right="none" fo:border-top="0.06pt solid #000000"/>
    </style:style>
    <style:style style:name="ce2" style:family="table-cell" style:parent-style-name="Default" style:data-style-name="N4">
      <style:table-cell-properties fo:border-bottom="none" fo:background-color="#000000" fo:border-left="0.06pt solid #000000" fo:border-right="none" fo:border-top="none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9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0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10"/>
    <style:style style:name="ce1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0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9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30000" table:maximum-difference="0.01"/>
      </table:calculation-settings>
      <table:table table:name="Sheet1" table:style-name="ta1">
        <table:shapes>
          <draw:frame draw:z-index="0" draw:style-name="gr1" draw:text-style-name="P1" svg:width="22.692cm" svg:height="11.363cm" svg:x="0cm" svg:y="26.914cm">
            <draw:object draw:notify-on-update-of-ranges="Sheet1.B3:Sheet1.J3 Sheet1.B3:Sheet1.J3 Sheet1.A4:Sheet1.A4 Sheet1.B4:Sheet1.J4 Sheet1.B3:Sheet1.J3 Sheet1.A5:Sheet1.A5 Sheet1.B5:Sheet1.J5 Sheet1.B3:Sheet1.J3 Sheet1.A6:Sheet1.A6 Sheet1.B6:Sheet1.J6 Sheet1.B3:Sheet1.J3 Sheet1.A7:Sheet1.A7 Sheet1.B7:Sheet1.J7 Sheet1.B3:Sheet1.J3 Sheet1.A8:Sheet1.A8 Sheet1.B8:Sheet1.J8 Sheet1.B3:Sheet1.J3 Sheet1.A9:Sheet1.A9 Sheet1.B9:Sheet1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692cm" svg:height="13.413cm" svg:x="0cm" svg:y="38.175cm">
            <draw:object draw:notify-on-update-of-ranges="Sheet1.A24:Sheet1.A24 Sheet1.B24:Sheet1.J24 Sheet1.A25:Sheet1.A25 Sheet1.B25:Sheet1.J25 Sheet1.A26:Sheet1.A26 Sheet1.B26:Sheet1.J26 Sheet1.A27:Sheet1.A27 Sheet1.B27:Sheet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.692cm" svg:height="11.485cm" svg:x="0cm" svg:y="51.509cm">
            <draw:object draw:notify-on-update-of-ranges="Sheet1.A33:Sheet1.A33 Sheet1.B33:Sheet1.J33 Sheet1.A34:Sheet1.A34 Sheet1.B34:Sheet1.J34 Sheet1.A35:Sheet1.A35 Sheet1.B35:Sheet1.J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.692cm" svg:height="11.301cm" svg:x="0cm" svg:y="62.681cm">
            <draw:object draw:notify-on-update-of-ranges="Sheet1.A36:Sheet1.A36 Sheet1.B36:Sheet1.J36 Sheet1.A37:Sheet1.A37 Sheet1.B37:Sheet1.J37 Sheet1.A39:Sheet1.A39 Sheet1.B39:Sheet1.J39 Sheet1.A40:Sheet1.A40 Sheet1.B40:Sheet1.J40 Sheet1.A38:Sheet1.A38 Sheet1.B38:Sheet1.J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6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6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6"/>
        <table:table-row table:style-name="ro1">
          <table:table-cell table:style-name="ce1"/>
          <table:table-cell table:style-name="ce29" office:value-type="string" calcext:value-type="string" table:number-columns-spanned="9" table:number-rows-spanned="1">
            <text:p>Puissance de 2</text:p>
          </table:table-cell>
          <table:covered-table-cell table:number-columns-repeated="7" table:style-name="ce11"/>
          <table:covered-table-cell table:style-name="ce15"/>
          <table:table-cell table:style-name="ce20" office:value-type="string" calcext:value-type="string">
            <text:p><text:span text:style-name="T1">Regression</text:span></text:p>
          </table:table-cell>
          <table:table-cell table:style-name="ce23" table:number-columns-repeated="5"/>
          <table:table-cell table:style-name="ce25"/>
          <table:table-cell table:style-name="ce20" office:value-type="string" calcext:value-type="string">
            <text:p><text:span text:style-name="T1">Regression</text:span></text:p>
          </table:table-cell>
          <table:table-cell table:style-name="ce23" table:number-columns-repeated="5"/>
          <table:table-cell table:style-name="ce25"/>
          <table:table-cell table:style-name="ce20" office:value-type="string" calcext:value-type="string">
            <text:p><text:span text:style-name="T1">Regression</text:span></text:p>
          </table:table-cell>
          <table:table-cell table:style-name="ce23" table:number-columns-repeated="5"/>
          <table:table-cell table:style-name="ce25"/>
        </table:table-row>
        <table:table-row table:style-name="ro1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7" table:formula="of:=POWER(2; [.B2])" office:value-type="float" office:value="4" calcext:value-type="float">
            <text:p>4</text:p>
          </table:table-cell>
          <table:table-cell table:style-name="ce7" table:formula="of:=POWER(2; [.C2])" office:value-type="float" office:value="8" calcext:value-type="float">
            <text:p>8</text:p>
          </table:table-cell>
          <table:table-cell table:style-name="ce7" table:formula="of:=POWER(2; [.D2])" office:value-type="float" office:value="16" calcext:value-type="float">
            <text:p>16</text:p>
          </table:table-cell>
          <table:table-cell table:style-name="ce7" table:formula="of:=POWER(2; [.E2])" office:value-type="float" office:value="32" calcext:value-type="float">
            <text:p>32</text:p>
          </table:table-cell>
          <table:table-cell table:style-name="ce7" table:formula="of:=POWER(2; [.F2])" office:value-type="float" office:value="64" calcext:value-type="float">
            <text:p>64</text:p>
          </table:table-cell>
          <table:table-cell table:style-name="ce7" table:formula="of:=POWER(2; [.G2])" office:value-type="float" office:value="128" calcext:value-type="float">
            <text:p>128</text:p>
          </table:table-cell>
          <table:table-cell table:style-name="ce7" table:formula="of:=POWER(2; [.H2])" office:value-type="float" office:value="256" calcext:value-type="float">
            <text:p>256</text:p>
          </table:table-cell>
          <table:table-cell table:style-name="ce7" table:formula="of:=POWER(2; [.I2])" office:value-type="float" office:value="512" calcext:value-type="float">
            <text:p>512</text:p>
          </table:table-cell>
          <table:table-cell table:style-name="ce7" table:formula="of:=POWER(2; [.J2])" office:value-type="float" office:value="1024" calcext:value-type="float">
            <text:p>1024</text:p>
          </table:table-cell>
          <table:table-cell table:number-columns-repeated="21"/>
        </table:table-row>
        <table:table-row table:style-name="ro1">
          <table:table-cell table:style-name="ce29" office:value-type="string" calcext:value-type="string">
            <text:p>Conventionel</text:p>
          </table:table-cell>
          <table:table-cell table:style-name="ce8" office:value-type="float" office:value="0.00108" calcext:value-type="float">
            <text:p>0.0011</text:p>
          </table:table-cell>
          <table:table-cell table:style-name="ce12" office:value-type="float" office:value="0.00189" calcext:value-type="float">
            <text:p>0.0019</text:p>
          </table:table-cell>
          <table:table-cell table:style-name="ce12" office:value-type="float" office:value="0.01414" calcext:value-type="float">
            <text:p>0.0141</text:p>
          </table:table-cell>
          <table:table-cell table:style-name="ce12" office:value-type="float" office:value="0.09039" calcext:value-type="float">
            <text:p>0.0904</text:p>
          </table:table-cell>
          <table:table-cell table:style-name="ce12" office:value-type="float" office:value="0.76157" calcext:value-type="float">
            <text:p>0.7616</text:p>
          </table:table-cell>
          <table:table-cell table:style-name="ce12" office:value-type="float" office:value="6.13054" calcext:value-type="float">
            <text:p>6.1305</text:p>
          </table:table-cell>
          <table:table-cell table:style-name="ce12" office:value-type="float" office:value="51.81865" calcext:value-type="float">
            <text:p>51.8187</text:p>
          </table:table-cell>
          <table:table-cell table:style-name="ce12" office:value-type="float" office:value="1145.40706" calcext:value-type="float">
            <text:p>1,145.4071</text:p>
          </table:table-cell>
          <table:table-cell table:style-name="ce17" office:value-type="float" office:value="7573.39828" calcext:value-type="float">
            <text:p>7,573.3983</text:p>
          </table:table-cell>
          <table:table-cell office:value-type="string" calcext:value-type="string">
            <text:p>LINEST raw output</text:p>
          </table:table-cell>
          <table:table-cell table:number-columns-repeated="6"/>
          <table:table-cell office:value-type="string" calcext:value-type="string">
            <text:p>LINEST raw output</text:p>
          </table:table-cell>
          <table:table-cell table:number-columns-repeated="6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Strassen</text:p>
          </table:table-cell>
          <table:table-cell table:style-name="ce9" office:value-type="float" office:value="0.0507" calcext:value-type="float">
            <text:p>0.0507</text:p>
          </table:table-cell>
          <table:table-cell table:style-name="ce13" office:value-type="float" office:value="0.21203" calcext:value-type="float">
            <text:p>0.2120</text:p>
          </table:table-cell>
          <table:table-cell table:style-name="ce13" office:value-type="float" office:value="1.43752" calcext:value-type="float">
            <text:p>1.4375</text:p>
          </table:table-cell>
          <table:table-cell table:style-name="ce13" office:value-type="float" office:value="9.55826" calcext:value-type="float">
            <text:p>9.5583</text:p>
          </table:table-cell>
          <table:table-cell table:style-name="ce13" office:value-type="float" office:value="61.56849" calcext:value-type="float">
            <text:p>61.5685</text:p>
          </table:table-cell>
          <table:table-cell table:style-name="ce13" office:value-type="float" office:value="423.80569" calcext:value-type="float">
            <text:p>423.8057</text:p>
          </table:table-cell>
          <table:table-cell table:style-name="ce13" office:value-type="float" office:value="2990.27421" calcext:value-type="float">
            <text:p>2,990.2742</text:p>
          </table:table-cell>
          <table:table-cell table:style-name="ce13" office:value-type="float" office:value="20937.95413" calcext:value-type="float">
            <text:p>20,937.9541</text:p>
          </table:table-cell>
          <table:table-cell table:style-name="ce18" office:value-type="float" office:value="146602.21043" calcext:value-type="float">
            <text:p>146,602.2104</text:p>
          </table:table-cell>
          <table:table-cell table:number-matrix-columns-spanned="2" table:number-matrix-rows-spanned="5" table:formula="of:=LINEST([.$B$12:.$J$12] ; [.$B$11:.$J$11] ; 1 ; 1)" office:value-type="float" office:value="2.9725949133809" calcext:value-type="float">
            <text:p>2.9725949133809</text:p>
          </table:table-cell>
          <table:table-cell office:value-type="float" office:value="-5.28699688547888" calcext:value-type="float">
            <text:p>-5.28699688547888</text:p>
          </table:table-cell>
          <table:table-cell table:number-columns-repeated="5"/>
          <table:table-cell table:number-matrix-columns-spanned="2" table:number-matrix-rows-spanned="5" table:formula="of:=LINEST([.$B$13:.$J$13] ; [.$B$11:.$J$11] ; 1 ; 1)" office:value-type="float" office:value="2.71906033278725" calcext:value-type="float">
            <text:p>2.71906033278725</text:p>
          </table:table-cell>
          <table:table-cell office:value-type="float" office:value="-3.0723668687279" calcext:value-type="float">
            <text:p>-3.0723668687279</text:p>
          </table:table-cell>
          <table:table-cell table:number-columns-repeated="5"/>
          <table:table-cell table:number-matrix-columns-spanned="2" table:number-matrix-rows-spanned="5" table:formula="of:=LINEST([.$B$14:.$J$14] ; [.$B$11:.$J$11] ; 1 ; 1)" office:value-type="float" office:value="2.79812887019616" calcext:value-type="float">
            <text:p>2.79812887019616</text:p>
          </table:table-cell>
          <table:table-cell office:value-type="float" office:value="-4.82390205906975" calcext:value-type="float">
            <text:p>-4.8239020590697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trassenSeuil</text:p>
          </table:table-cell>
          <table:table-cell table:style-name="ce10" office:value-type="float" office:value="0.00128" calcext:value-type="float">
            <text:p>0.0013</text:p>
          </table:table-cell>
          <table:table-cell table:style-name="ce14" office:value-type="float" office:value="0.00273" calcext:value-type="float">
            <text:p>0.0027</text:p>
          </table:table-cell>
          <table:table-cell table:style-name="ce14" office:value-type="float" office:value="0.02923" calcext:value-type="float">
            <text:p>0.0292</text:p>
          </table:table-cell>
          <table:table-cell table:style-name="ce14" office:value-type="float" office:value="0.26083" calcext:value-type="float">
            <text:p>0.2608</text:p>
          </table:table-cell>
          <table:table-cell table:style-name="ce14" office:value-type="float" office:value="1.84361" calcext:value-type="float">
            <text:p>1.8436</text:p>
          </table:table-cell>
          <table:table-cell table:style-name="ce14" office:value-type="float" office:value="12.45615" calcext:value-type="float">
            <text:p>12.4562</text:p>
          </table:table-cell>
          <table:table-cell table:style-name="ce14" office:value-type="float" office:value="83.32443" calcext:value-type="float">
            <text:p>83.3244</text:p>
          </table:table-cell>
          <table:table-cell table:style-name="ce14" office:value-type="float" office:value="580.23932" calcext:value-type="float">
            <text:p>580.2393</text:p>
          </table:table-cell>
          <table:table-cell table:style-name="ce19" office:value-type="float" office:value="3973.82807" calcext:value-type="float">
            <text:p>3,973.8281</text:p>
          </table:table-cell>
          <table:table-cell office:value-type="float" office:value="0.125930522025065" calcext:value-type="float">
            <text:p>0.125930522025065</text:p>
          </table:table-cell>
          <table:table-cell office:value-type="float" office:value="0.247619666003387" calcext:value-type="float">
            <text:p>0.247619666003387</text:p>
          </table:table-cell>
          <table:table-cell table:number-columns-repeated="5"/>
          <table:table-cell office:value-type="float" office:value="0.0296011855800765" calcext:value-type="float">
            <text:p>0.029601185580077</text:p>
          </table:table-cell>
          <table:table-cell office:value-type="float" office:value="0.0582053942822844" calcext:value-type="float">
            <text:p>0.058205394282284</text:p>
          </table:table-cell>
          <table:table-cell table:number-columns-repeated="5"/>
          <table:table-cell office:value-type="float" office:value="0.0608691716266557" calcext:value-type="float">
            <text:p>0.060869171626656</text:p>
          </table:table-cell>
          <table:table-cell office:value-type="float" office:value="0.11968825115404" calcext:value-type="float">
            <text:p>0.11968825115404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Régression</text:p>
          </table:table-cell>
          <table:table-cell table:formula="of:=POWER(10; [.B16])" office:value-type="float" office:value="0.000318187842817215" calcext:value-type="float">
            <text:p>0.000318187842817</text:p>
          </table:table-cell>
          <table:table-cell table:formula="of:=POWER(10; [.C16])" office:value-type="float" office:value="0.00249760535102356" calcext:value-type="float">
            <text:p>0.002497605351024</text:p>
          </table:table-cell>
          <table:table-cell table:formula="of:=POWER(10; [.D16])" office:value-type="float" office:value="0.0196048737570565" calcext:value-type="float">
            <text:p>0.019604873757057</text:p>
          </table:table-cell>
          <table:table-cell table:formula="of:=POWER(10; [.E16])" office:value-type="float" office:value="0.15388783294871" calcext:value-type="float">
            <text:p>0.15388783294871</text:p>
          </table:table-cell>
          <table:table-cell table:formula="of:=POWER(10; [.F16])" office:value-type="float" office:value="1.2079376497452" calcext:value-type="float">
            <text:p>1.2079376497452</text:p>
          </table:table-cell>
          <table:table-cell table:formula="of:=POWER(10; [.G16])" office:value-type="float" office:value="9.48166815864042" calcext:value-type="float">
            <text:p>9.48166815864042</text:p>
          </table:table-cell>
          <table:table-cell table:formula="of:=POWER(10; [.H16])" office:value-type="float" office:value="74.4260526108607" calcext:value-type="float">
            <text:p>74.4260526108607</text:p>
          </table:table-cell>
          <table:table-cell table:formula="of:=POWER(10; [.I16])" office:value-type="float" office:value="584.204932566296" calcext:value-type="float">
            <text:p>584.204932566296</text:p>
          </table:table-cell>
          <table:table-cell table:formula="of:=POWER(10; [.J16])" office:value-type="float" office:value="4585.69803532741" calcext:value-type="float">
            <text:p>4585.69803532741</text:p>
          </table:table-cell>
          <table:table-cell office:value-type="float" office:value="0.987593005430593" calcext:value-type="float">
            <text:p>0.987593005430593</text:p>
          </table:table-cell>
          <table:table-cell office:value-type="float" office:value="0.293640801757825" calcext:value-type="float">
            <text:p>0.293640801757825</text:p>
          </table:table-cell>
          <table:table-cell table:number-columns-repeated="5"/>
          <table:table-cell office:value-type="float" office:value="0.999171068938883" calcext:value-type="float">
            <text:p>0.999171068938883</text:p>
          </table:table-cell>
          <table:table-cell office:value-type="float" office:value="0.06902310676506" calcext:value-type="float">
            <text:p>0.06902310676506</text:p>
          </table:table-cell>
          <table:table-cell table:number-columns-repeated="5"/>
          <table:table-cell office:value-type="float" office:value="0.996698424979452" calcext:value-type="float">
            <text:p>0.996698424979452</text:p>
          </table:table-cell>
          <table:table-cell office:value-type="float" office:value="0.141932806053391" calcext:value-type="float">
            <text:p>0.141932806053391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Régression</text:p>
          </table:table-cell>
          <table:table-cell table:formula="of:=POWER(10; [.B17])" office:value-type="float" office:value="0.0367003808990811" calcext:value-type="float">
            <text:p>0.036700380899081</text:p>
          </table:table-cell>
          <table:table-cell table:formula="of:=POWER(10; [.C17])" office:value-type="float" office:value="0.241651386804575" calcext:value-type="float">
            <text:p>0.241651386804575</text:p>
          </table:table-cell>
          <table:table-cell table:formula="of:=POWER(10; [.D17])" office:value-type="float" office:value="1.59113860167146" calcext:value-type="float">
            <text:p>1.59113860167146</text:p>
          </table:table-cell>
          <table:table-cell table:formula="of:=POWER(10; [.E17])" office:value-type="float" office:value="10.4767536541241" calcext:value-type="float">
            <text:p>10.4767536541241</text:p>
          </table:table-cell>
          <table:table-cell table:formula="of:=POWER(10; [.F17])" office:value-type="float" office:value="68.9835360752987" calcext:value-type="float">
            <text:p>68.9835360752987</text:p>
          </table:table-cell>
          <table:table-cell table:formula="of:=POWER(10; [.G17])" office:value-type="float" office:value="454.217824199656" calcext:value-type="float">
            <text:p>454.217824199656</text:p>
          </table:table-cell>
          <table:table-cell table:formula="of:=POWER(10; [.H17])" office:value-type="float" office:value="2990.76915389591" calcext:value-type="float">
            <text:p>2990.76915389591</text:p>
          </table:table-cell>
          <table:table-cell table:formula="of:=POWER(10; [.I17])" office:value-type="float" office:value="19692.5344082568" calcext:value-type="float">
            <text:p>19692.5344082568</text:p>
          </table:table-cell>
          <table:table-cell table:formula="of:=POWER(10; [.J17])" office:value-type="float" office:value="129664.27412668" calcext:value-type="float">
            <text:p>129664.27412668</text:p>
          </table:table-cell>
          <table:table-cell office:value-type="float" office:value="557.19787732158" calcext:value-type="float">
            <text:p>557.1978773215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437.61056938064" calcext:value-type="float">
            <text:p>8437.6105693806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113.20019428143" calcext:value-type="float">
            <text:p>2113.2001942814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Régression</text:p>
          </table:table-cell>
          <table:table-cell table:formula="of:=POWER(10; [.B18])" office:value-type="float" office:value="0.000725670359274618" calcext:value-type="float">
            <text:p>0.000725670359275</text:p>
          </table:table-cell>
          <table:table-cell table:formula="of:=POWER(10; [.C18])" office:value-type="float" office:value="0.00504731147010631" calcext:value-type="float">
            <text:p>0.005047311470106</text:p>
          </table:table-cell>
          <table:table-cell table:formula="of:=POWER(10; [.D18])" office:value-type="float" office:value="0.0351059578921371" calcext:value-type="float">
            <text:p>0.035105957892137</text:p>
          </table:table-cell>
          <table:table-cell table:formula="of:=POWER(10; [.E18])" office:value-type="float" office:value="0.244175198385084" calcext:value-type="float">
            <text:p>0.244175198385084</text:p>
          </table:table-cell>
          <table:table-cell table:formula="of:=POWER(10; [.F18])" office:value-type="float" office:value="1.69833074173852" calcext:value-type="float">
            <text:p>1.69833074173852</text:p>
          </table:table-cell>
          <table:table-cell table:formula="of:=POWER(10; [.G18])" office:value-type="float" office:value="11.8125318517621" calcext:value-type="float">
            <text:p>11.8125318517621</text:p>
          </table:table-cell>
          <table:table-cell table:formula="of:=POWER(10; [.H18])" office:value-type="float" office:value="82.1606212027085" calcext:value-type="float">
            <text:p>82.1606212027085</text:p>
          </table:table-cell>
          <table:table-cell table:formula="of:=POWER(10; [.I18])" office:value-type="float" office:value="571.458156568523" calcext:value-type="float">
            <text:p>571.458156568523</text:p>
          </table:table-cell>
          <table:table-cell table:formula="of:=POWER(10; [.J18])" office:value-type="float" office:value="3974.70734675907" calcext:value-type="float">
            <text:p>3974.70734675907</text:p>
          </table:table-cell>
          <table:table-cell office:value-type="float" office:value="48.0443426508503" calcext:value-type="float">
            <text:p>48.0443426508503</text:p>
          </table:table-cell>
          <table:table-cell office:value-type="float" office:value="0.603574443198847" calcext:value-type="float">
            <text:p>0.603574443198847</text:p>
          </table:table-cell>
          <table:table-cell table:number-columns-repeated="5"/>
          <table:table-cell office:value-type="float" office:value="40.1983737179952" calcext:value-type="float">
            <text:p>40.1983737179952</text:p>
          </table:table-cell>
          <table:table-cell office:value-type="float" office:value="0.0333493248725061" calcext:value-type="float">
            <text:p>0.033349324872506</text:p>
          </table:table-cell>
          <table:table-cell table:number-columns-repeated="5"/>
          <table:table-cell office:value-type="float" office:value="42.5702518885131" calcext:value-type="float">
            <text:p>42.5702518885131</text:p>
          </table:table-cell>
          <table:table-cell office:value-type="float" office:value="0.141014450039326" calcext:value-type="float">
            <text:p>0.141014450039326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string" calcext:value-type="string" table:number-columns-spanned="9" table:number-rows-spanned="1">
            <text:p>Calculs pour la régression logarithmique</text:p>
          </table:table-cell>
          <table:covered-table-cell table:number-columns-repeated="8"/>
          <table:table-cell table:number-columns-repeated="21"/>
        </table:table-row>
        <table:table-row table:style-name="ro1">
          <table:table-cell/>
          <table:table-cell table:formula="of:=LOG10([.B3])" office:value-type="float" office:value="0.602059991327962" calcext:value-type="float">
            <text:p>0.602059991327962</text:p>
          </table:table-cell>
          <table:table-cell table:formula="of:=LOG10([.C3])" office:value-type="float" office:value="0.903089986991943" calcext:value-type="float">
            <text:p>0.903089986991943</text:p>
          </table:table-cell>
          <table:table-cell table:formula="of:=LOG10([.D3])" office:value-type="float" office:value="1.20411998265592" calcext:value-type="float">
            <text:p>1.20411998265592</text:p>
          </table:table-cell>
          <table:table-cell table:formula="of:=LOG10([.E3])" office:value-type="float" office:value="1.50514997831991" calcext:value-type="float">
            <text:p>1.50514997831991</text:p>
          </table:table-cell>
          <table:table-cell table:formula="of:=LOG10([.F3])" office:value-type="float" office:value="1.80617997398389" calcext:value-type="float">
            <text:p>1.80617997398389</text:p>
          </table:table-cell>
          <table:table-cell table:formula="of:=LOG10([.G3])" office:value-type="float" office:value="2.10720996964787" calcext:value-type="float">
            <text:p>2.10720996964787</text:p>
          </table:table-cell>
          <table:table-cell table:formula="of:=LOG10([.H3])" office:value-type="float" office:value="2.40823996531185" calcext:value-type="float">
            <text:p>2.40823996531185</text:p>
          </table:table-cell>
          <table:table-cell table:formula="of:=LOG10([.I3])" office:value-type="float" office:value="2.70926996097583" calcext:value-type="float">
            <text:p>2.70926996097583</text:p>
          </table:table-cell>
          <table:table-cell table:formula="of:=LOG10([.J3])" office:value-type="float" office:value="3.01029995663981" calcext:value-type="float">
            <text:p>3.01029995663981</text:p>
          </table:table-cell>
          <table:table-cell office:value-type="string" calcext:value-type="string">
            <text:p>Regression Statistics</text:p>
          </table:table-cell>
          <table:table-cell table:number-columns-repeated="6"/>
          <table:table-cell office:value-type="string" calcext:value-type="string">
            <text:p>Regression Statistics</text:p>
          </table:table-cell>
          <table:table-cell table:number-columns-repeated="6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/>
          <table:table-cell table:formula="of:=LOG10([.B4])" office:value-type="float" office:value="-2.96657624451305" calcext:value-type="float">
            <text:p>-2.96657624451305</text:p>
          </table:table-cell>
          <table:table-cell table:formula="of:=LOG10([.C4])" office:value-type="float" office:value="-2.72353819582676" calcext:value-type="float">
            <text:p>-2.72353819582676</text:p>
          </table:table-cell>
          <table:table-cell table:formula="of:=LOG10([.D4])" office:value-type="float" office:value="-1.84955059053912" calcext:value-type="float">
            <text:p>-1.84955059053912</text:p>
          </table:table-cell>
          <table:table-cell table:formula="of:=LOG10([.E4])" office:value-type="float" office:value="-1.04387961360698" calcext:value-type="float">
            <text:p>-1.04387961360698</text:p>
          </table:table-cell>
          <table:table-cell table:formula="of:=LOG10([.F4])" office:value-type="float" office:value="-0.118290172148624" calcext:value-type="float">
            <text:p>-0.118290172148624</text:p>
          </table:table-cell>
          <table:table-cell table:formula="of:=LOG10([.G4])" office:value-type="float" office:value="0.787498730422377" calcext:value-type="float">
            <text:p>0.787498730422377</text:p>
          </table:table-cell>
          <table:table-cell table:formula="of:=LOG10([.H4])" office:value-type="float" office:value="1.71448609438528" calcext:value-type="float">
            <text:p>1.71448609438528</text:p>
          </table:table-cell>
          <table:table-cell table:formula="of:=LOG10([.I4])" office:value-type="float" office:value="3.05895985566712" calcext:value-type="float">
            <text:p>3.05895985566712</text:p>
          </table:table-cell>
          <table:table-cell table:formula="of:=LOG10([.J4])" office:value-type="float" office:value="3.87929079668437" calcext:value-type="float">
            <text:p>3.87929079668437</text:p>
          </table:table-cell>
          <table:table-cell office:value-type="string" calcext:value-type="string">
            <text:p>R^2</text:p>
          </table:table-cell>
          <table:table-cell table:formula="of:=[.$K$7]" office:value-type="float" office:value="0.987593005430593" calcext:value-type="float">
            <text:p>0.987593005430593</text:p>
          </table:table-cell>
          <table:table-cell table:number-columns-repeated="5"/>
          <table:table-cell office:value-type="string" calcext:value-type="string">
            <text:p>R^2</text:p>
          </table:table-cell>
          <table:table-cell table:formula="of:=[.$R$7]" office:value-type="float" office:value="0.999171068938883" calcext:value-type="float">
            <text:p>0.999171068938883</text:p>
          </table:table-cell>
          <table:table-cell table:number-columns-repeated="5"/>
          <table:table-cell office:value-type="string" calcext:value-type="string">
            <text:p>R^2</text:p>
          </table:table-cell>
          <table:table-cell table:formula="of:=[.$Y$7]" office:value-type="float" office:value="0.996698424979452" calcext:value-type="float">
            <text:p>0.996698424979452</text:p>
          </table:table-cell>
          <table:table-cell table:number-columns-repeated="5"/>
        </table:table-row>
        <table:table-row table:style-name="ro1">
          <table:table-cell/>
          <table:table-cell table:formula="of:=LOG10([.B5])" office:value-type="float" office:value="-1.29499204066666" calcext:value-type="float">
            <text:p>-1.29499204066666</text:p>
          </table:table-cell>
          <table:table-cell table:formula="of:=LOG10([.C5])" office:value-type="float" office:value="-0.673602686652887" calcext:value-type="float">
            <text:p>-0.673602686652887</text:p>
          </table:table-cell>
          <table:table-cell table:formula="of:=LOG10([.D5])" office:value-type="float" office:value="0.157613895677644" calcext:value-type="float">
            <text:p>0.157613895677644</text:p>
          </table:table-cell>
          <table:table-cell table:formula="of:=LOG10([.E5])" office:value-type="float" office:value="0.980378839851811" calcext:value-type="float">
            <text:p>0.980378839851811</text:p>
          </table:table-cell>
          <table:table-cell table:formula="of:=LOG10([.F5])" office:value-type="float" office:value="1.78935850241868" calcext:value-type="float">
            <text:p>1.78935850241868</text:p>
          </table:table-cell>
          <table:table-cell table:formula="of:=LOG10([.G5])" office:value-type="float" office:value="2.62716678323606" calcext:value-type="float">
            <text:p>2.62716678323606</text:p>
          </table:table-cell>
          <table:table-cell table:formula="of:=LOG10([.H5])" office:value-type="float" office:value="3.47571101522393" calcext:value-type="float">
            <text:p>3.47571101522393</text:p>
          </table:table-cell>
          <table:table-cell table:formula="of:=LOG10([.I5])" office:value-type="float" office:value="4.32093424403533" calcext:value-type="float">
            <text:p>4.32093424403533</text:p>
          </table:table-cell>
          <table:table-cell table:formula="of:=LOG10([.J5])" office:value-type="float" office:value="5.16614051853372" calcext:value-type="float">
            <text:p>5.16614051853372</text:p>
          </table:table-cell>
          <table:table-cell office:value-type="string" calcext:value-type="string">
            <text:p>Standard Error</text:p>
          </table:table-cell>
          <table:table-cell table:formula="of:=[.$L$7]" office:value-type="float" office:value="0.293640801757825" calcext:value-type="float">
            <text:p>0.293640801757825</text:p>
          </table:table-cell>
          <table:table-cell table:number-columns-repeated="5"/>
          <table:table-cell office:value-type="string" calcext:value-type="string">
            <text:p>Standard Error</text:p>
          </table:table-cell>
          <table:table-cell table:formula="of:=[.$S$7]" office:value-type="float" office:value="0.06902310676506" calcext:value-type="float">
            <text:p>0.06902310676506</text:p>
          </table:table-cell>
          <table:table-cell table:number-columns-repeated="5"/>
          <table:table-cell office:value-type="string" calcext:value-type="string">
            <text:p>Standard Error</text:p>
          </table:table-cell>
          <table:table-cell table:formula="of:=[.$Z$7]" office:value-type="float" office:value="0.141932806053391" calcext:value-type="float">
            <text:p>0.141932806053391</text:p>
          </table:table-cell>
          <table:table-cell table:number-columns-repeated="5"/>
        </table:table-row>
        <table:table-row table:style-name="ro1">
          <table:table-cell/>
          <table:table-cell table:formula="of:=LOG10([.B6])" office:value-type="float" office:value="-2.89279003035213" calcext:value-type="float">
            <text:p>-2.89279003035213</text:p>
          </table:table-cell>
          <table:table-cell table:formula="of:=LOG10([.C6])" office:value-type="float" office:value="-2.56383735295924" calcext:value-type="float">
            <text:p>-2.56383735295924</text:p>
          </table:table-cell>
          <table:table-cell table:formula="of:=LOG10([.D6])" office:value-type="float" office:value="-1.53417118464256" calcext:value-type="float">
            <text:p>-1.53417118464256</text:p>
          </table:table-cell>
          <table:table-cell table:formula="of:=LOG10([.E6])" office:value-type="float" office:value="-0.583642458625866" calcext:value-type="float">
            <text:p>-0.583642458625866</text:p>
          </table:table-cell>
          <table:table-cell table:formula="of:=LOG10([.F6])" office:value-type="float" office:value="0.265669055133238" calcext:value-type="float">
            <text:p>0.265669055133238</text:p>
          </table:table-cell>
          <table:table-cell table:formula="of:=LOG10([.G6])" office:value-type="float" office:value="1.09538382947176" calcext:value-type="float">
            <text:p>1.09538382947176</text:p>
          </table:table-cell>
          <table:table-cell table:formula="of:=LOG10([.H6])" office:value-type="float" office:value="1.92077235145106" calcext:value-type="float">
            <text:p>1.92077235145106</text:p>
          </table:table-cell>
          <table:table-cell table:formula="of:=LOG10([.I6])" office:value-type="float" office:value="2.76360715549116" calcext:value-type="float">
            <text:p>2.76360715549116</text:p>
          </table:table-cell>
          <table:table-cell table:formula="of:=LOG10([.J6])" office:value-type="float" office:value="3.59920907317502" calcext:value-type="float">
            <text:p>3.59920907317502</text:p>
          </table:table-cell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-3.49731641770723" calcext:value-type="float">
            <text:p>-3.49731641770723</text:p>
          </table:table-cell>
          <table:table-cell office:value-type="float" office:value="-2.60247618382141" calcext:value-type="float">
            <text:p>-2.60247618382141</text:p>
          </table:table-cell>
          <table:table-cell office:value-type="float" office:value="-1.70763594993558" calcext:value-type="float">
            <text:p>-1.70763594993558</text:p>
          </table:table-cell>
          <table:table-cell office:value-type="float" office:value="-0.812795716049756" calcext:value-type="float">
            <text:p>-0.812795716049756</text:p>
          </table:table-cell>
          <table:table-cell office:value-type="float" office:value="0.0820445178360689" calcext:value-type="float">
            <text:p>0.082044517836069</text:p>
          </table:table-cell>
          <table:table-cell office:value-type="float" office:value="0.976884751721894" calcext:value-type="float">
            <text:p>0.976884751721894</text:p>
          </table:table-cell>
          <table:table-cell office:value-type="float" office:value="1.87172498560772" calcext:value-type="float">
            <text:p>1.87172498560772</text:p>
          </table:table-cell>
          <table:table-cell office:value-type="float" office:value="2.76656521949354" calcext:value-type="float">
            <text:p>2.76656521949354</text:p>
          </table:table-cell>
          <table:table-cell office:value-type="float" office:value="3.66140545337937" calcext:value-type="float">
            <text:p>3.66140545337937</text:p>
          </table:table-cell>
          <table:table-cell office:value-type="string" calcext:value-type="string">
            <text:p>Adjusted R^2</text:p>
          </table:table-cell>
          <table:table-cell table:formula="of:=1 - (1 - [.$K$7])*([.$L$15] - 1)/([.$L$15] - [.$L$14] - 1)" office:value-type="float" office:value="0.985820577634963" calcext:value-type="float">
            <text:p>0.985820577634963</text:p>
          </table:table-cell>
          <table:table-cell table:number-columns-repeated="5"/>
          <table:table-cell office:value-type="string" calcext:value-type="string">
            <text:p>Adjusted R^2</text:p>
          </table:table-cell>
          <table:table-cell table:formula="of:=1 - (1 - [.$R$7])*([.$S$15] - 1)/([.$S$15] - [.$S$14] - 1)" office:value-type="float" office:value="0.999052650215866" calcext:value-type="float">
            <text:p>0.999052650215866</text:p>
          </table:table-cell>
          <table:table-cell table:number-columns-repeated="5"/>
          <table:table-cell office:value-type="string" calcext:value-type="string">
            <text:p>Adjusted R^2</text:p>
          </table:table-cell>
          <table:table-cell table:formula="of:=1 - (1 - [.$Y$7])*([.$Z$15] - 1)/([.$Z$15] - [.$Z$14] - 1)" office:value-type="float" office:value="0.996226771405088" calcext:value-type="float">
            <text:p>0.9962267714050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.4353294283498" calcext:value-type="float">
            <text:p>-1.4353294283498</text:p>
          </table:table-cell>
          <table:table-cell office:value-type="float" office:value="-0.616810708160747" calcext:value-type="float">
            <text:p>-0.616810708160747</text:p>
          </table:table-cell>
          <table:table-cell office:value-type="float" office:value="0.201708012028303" calcext:value-type="float">
            <text:p>0.201708012028303</text:p>
          </table:table-cell>
          <table:table-cell office:value-type="float" office:value="1.02022673221735" calcext:value-type="float">
            <text:p>1.02022673221735</text:p>
          </table:table-cell>
          <table:table-cell office:value-type="float" office:value="1.8387454524064" calcext:value-type="float">
            <text:p>1.8387454524064</text:p>
          </table:table-cell>
          <table:table-cell office:value-type="float" office:value="2.65726417259545" calcext:value-type="float">
            <text:p>2.65726417259545</text:p>
          </table:table-cell>
          <table:table-cell office:value-type="float" office:value="3.4757828927845" calcext:value-type="float">
            <text:p>3.4757828927845</text:p>
          </table:table-cell>
          <table:table-cell office:value-type="float" office:value="4.29430161297355" calcext:value-type="float">
            <text:p>4.29430161297355</text:p>
          </table:table-cell>
          <table:table-cell office:value-type="float" office:value="5.1128203331626" calcext:value-type="float">
            <text:p>5.11282033316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3.13926061574493" calcext:value-type="float">
            <text:p>-3.13926061574493</text:p>
          </table:table-cell>
          <table:table-cell office:value-type="float" office:value="-2.29693989408252" calcext:value-type="float">
            <text:p>-2.29693989408252</text:p>
          </table:table-cell>
          <table:table-cell office:value-type="float" office:value="-1.45461917242011" calcext:value-type="float">
            <text:p>-1.45461917242011</text:p>
          </table:table-cell>
          <table:table-cell office:value-type="float" office:value="-0.612298450757696" calcext:value-type="float">
            <text:p>-0.612298450757696</text:p>
          </table:table-cell>
          <table:table-cell office:value-type="float" office:value="0.230022270904715" calcext:value-type="float">
            <text:p>0.230022270904715</text:p>
          </table:table-cell>
          <table:table-cell office:value-type="float" office:value="1.07234299256713" calcext:value-type="float">
            <text:p>1.07234299256713</text:p>
          </table:table-cell>
          <table:table-cell office:value-type="float" office:value="1.91466371422954" calcext:value-type="float">
            <text:p>1.91466371422954</text:p>
          </table:table-cell>
          <table:table-cell office:value-type="float" office:value="2.75698443589195" calcext:value-type="float">
            <text:p>2.75698443589195</text:p>
          </table:table-cell>
          <table:table-cell office:value-type="float" office:value="3.59930515755436" calcext:value-type="float">
            <text:p>3.59930515755436</text:p>
          </table:table-cell>
          <table:table-cell office:value-type="string" calcext:value-type="string">
            <text:p>Analysis of Variance (ANOVA)</text:p>
          </table:table-cell>
          <table:table-cell table:number-columns-repeated="6"/>
          <table:table-cell office:value-type="string" calcext:value-type="string">
            <text:p>Analysis of Variance (ANOVA)</text:p>
          </table:table-cell>
          <table:table-cell table:number-columns-repeated="6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/>
          <table:table-cell table:style-name="ce32" office:value-type="string" calcext:value-type="string" table:number-columns-spanned="9" table:number-rows-spanned="1">
            <text:p>O(x^3)</text:p>
          </table:table-cell>
          <table:covered-table-cell table:number-columns-repeated="8"/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/>
          <table:table-cell table:formula="of:=POWER([.B3]; 3)" office:value-type="float" office:value="64" calcext:value-type="float">
            <text:p>64</text:p>
          </table:table-cell>
          <table:table-cell table:formula="of:=POWER([.C3]; 3)" office:value-type="float" office:value="512" calcext:value-type="float">
            <text:p>512</text:p>
          </table:table-cell>
          <table:table-cell table:formula="of:=POWER([.D3]; 3)" office:value-type="float" office:value="4096" calcext:value-type="float">
            <text:p>4096</text:p>
          </table:table-cell>
          <table:table-cell table:formula="of:=POWER([.E3]; 3)" office:value-type="float" office:value="32768" calcext:value-type="float">
            <text:p>32768</text:p>
          </table:table-cell>
          <table:table-cell table:formula="of:=POWER([.F3]; 3)" office:value-type="float" office:value="262144" calcext:value-type="float">
            <text:p>262144</text:p>
          </table:table-cell>
          <table:table-cell table:formula="of:=POWER([.G3]; 3)" office:value-type="float" office:value="2097152" calcext:value-type="float">
            <text:p>2097152</text:p>
          </table:table-cell>
          <table:table-cell table:formula="of:=POWER([.H3]; 3)" office:value-type="float" office:value="16777216" calcext:value-type="float">
            <text:p>16777216</text:p>
          </table:table-cell>
          <table:table-cell table:formula="of:=POWER([.I3]; 3)" office:value-type="float" office:value="134217728" calcext:value-type="float">
            <text:p>134217728</text:p>
          </table:table-cell>
          <table:table-cell table:formula="of:=POWER([.J3]; 3)" office:value-type="float" office:value="1073741824" calcext:value-type="float">
            <text:p>1073741824</text:p>
          </table:table-cell>
          <table:table-cell office:value-type="string" calcext:value-type="string">
            <text:p>Regression</text:p>
          </table:table-cell>
          <table:table-cell table:formula="of:=[.$L$14]" office:value-type="float" office:value="1" calcext:value-type="float">
            <text:p>1</text:p>
          </table:table-cell>
          <table:table-cell table:formula="of:=[.$K$9]" office:value-type="float" office:value="48.0443426508503" calcext:value-type="float">
            <text:p>48.0443426508503</text:p>
          </table:table-cell>
          <table:table-cell table:formula="of:=[.$K$9] / [.$L$20]" office:value-type="float" office:value="48.0443426508503" calcext:value-type="float">
            <text:p>48.0443426508503</text:p>
          </table:table-cell>
          <table:table-cell table:formula="of:=[.$K$8]" office:value-type="float" office:value="557.19787732158" calcext:value-type="float">
            <text:p>557.19787732158</text:p>
          </table:table-cell>
          <table:table-cell table:formula="of:=LEGACY.FDIST([.$K$8] ; [.$L$20] ; [.$L$8])" office:value-type="float" office:value="0.0000000622116266962292" calcext:value-type="float">
            <text:p>6.22116266962292E-08</text:p>
          </table:table-cell>
          <table:table-cell/>
          <table:table-cell office:value-type="string" calcext:value-type="string">
            <text:p>Regression</text:p>
          </table:table-cell>
          <table:table-cell table:formula="of:=[.$S$14]" office:value-type="float" office:value="1" calcext:value-type="float">
            <text:p>1</text:p>
          </table:table-cell>
          <table:table-cell table:formula="of:=[.$R$9]" office:value-type="float" office:value="40.1983737179952" calcext:value-type="float">
            <text:p>40.1983737179952</text:p>
          </table:table-cell>
          <table:table-cell table:formula="of:=[.$R$9] / [.$S$20]" office:value-type="float" office:value="40.1983737179952" calcext:value-type="float">
            <text:p>40.1983737179952</text:p>
          </table:table-cell>
          <table:table-cell table:formula="of:=[.$R$8]" office:value-type="float" office:value="8437.61056938064" calcext:value-type="float">
            <text:p>8437.61056938064</text:p>
          </table:table-cell>
          <table:table-cell table:formula="of:=LEGACY.FDIST([.$R$8] ; [.$S$20] ; [.$S$8])" office:value-type="float" office:value="0.00000000000477404553851874" calcext:value-type="float">
            <text:p>4.77404553851874E-12</text:p>
          </table:table-cell>
          <table:table-cell/>
          <table:table-cell office:value-type="string" calcext:value-type="string">
            <text:p>Regression</text:p>
          </table:table-cell>
          <table:table-cell table:formula="of:=[.$Z$14]" office:value-type="float" office:value="1" calcext:value-type="float">
            <text:p>1</text:p>
          </table:table-cell>
          <table:table-cell table:formula="of:=[.$Y$9]" office:value-type="float" office:value="42.5702518885131" calcext:value-type="float">
            <text:p>42.5702518885131</text:p>
          </table:table-cell>
          <table:table-cell table:formula="of:=[.$Y$9] / [.$Z$20]" office:value-type="float" office:value="42.5702518885131" calcext:value-type="float">
            <text:p>42.5702518885131</text:p>
          </table:table-cell>
          <table:table-cell table:formula="of:=[.$Y$8]" office:value-type="float" office:value="2113.20019428143" calcext:value-type="float">
            <text:p>2113.20019428143</text:p>
          </table:table-cell>
          <table:table-cell table:formula="of:=LEGACY.FDIST([.$Y$8] ; [.$Z$20] ; [.$Z$8])" office:value-type="float" office:value="0.000000000602579760196758" calcext:value-type="float">
            <text:p>6.02579760196758E-10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 table:number-columns-spanned="9" table:number-rows-spanned="1">
            <text:p>O(x^2.8)</text:p>
          </table:table-cell>
          <table:covered-table-cell table:number-columns-repeated="8"/>
          <table:table-cell office:value-type="string" calcext:value-type="string">
            <text:p>Residual</text:p>
          </table:table-cell>
          <table:table-cell table:formula="of:=[.$L$8]" office:value-type="float" office:value="7" calcext:value-type="float">
            <text:p>7</text:p>
          </table:table-cell>
          <table:table-cell table:formula="of:=[.$L$9]" office:value-type="float" office:value="0.603574443198847" calcext:value-type="float">
            <text:p>0.603574443198847</text:p>
          </table:table-cell>
          <table:table-cell table:formula="of:=[.$L$9] / [.$L$8]" office:value-type="float" office:value="0.0862249204569782" calcext:value-type="float">
            <text:p>0.086224920456978</text:p>
          </table:table-cell>
          <table:table-cell table:number-columns-repeated="3"/>
          <table:table-cell office:value-type="string" calcext:value-type="string">
            <text:p>Residual</text:p>
          </table:table-cell>
          <table:table-cell table:formula="of:=[.$S$8]" office:value-type="float" office:value="7" calcext:value-type="float">
            <text:p>7</text:p>
          </table:table-cell>
          <table:table-cell table:formula="of:=[.$S$9]" office:value-type="float" office:value="0.0333493248725061" calcext:value-type="float">
            <text:p>0.033349324872506</text:p>
          </table:table-cell>
          <table:table-cell table:formula="of:=[.$S$9] / [.$S$8]" office:value-type="float" office:value="0.00476418926750088" calcext:value-type="float">
            <text:p>0.004764189267501</text:p>
          </table:table-cell>
          <table:table-cell table:number-columns-repeated="3"/>
          <table:table-cell office:value-type="string" calcext:value-type="string">
            <text:p>Residual</text:p>
          </table:table-cell>
          <table:table-cell table:formula="of:=[.$Z$8]" office:value-type="float" office:value="7" calcext:value-type="float">
            <text:p>7</text:p>
          </table:table-cell>
          <table:table-cell table:formula="of:=[.$Z$9]" office:value-type="float" office:value="0.141014450039326" calcext:value-type="float">
            <text:p>0.141014450039326</text:p>
          </table:table-cell>
          <table:table-cell table:formula="of:=[.$Z$9] / [.$Z$8]" office:value-type="float" office:value="0.0201449214341894" calcext:value-type="float">
            <text:p>0.020144921434189</text:p>
          </table:table-cell>
          <table:table-cell table:number-columns-repeated="3"/>
        </table:table-row>
        <table:table-row table:style-name="ro1">
          <table:table-cell/>
          <table:table-cell table:formula="of:=POWER([.B3]; 2.8)" office:value-type="float" office:value="48.5029301283327" calcext:value-type="float">
            <text:p>48.5029301283327</text:p>
          </table:table-cell>
          <table:table-cell table:formula="of:=POWER([.C3]; 2.8)" office:value-type="float" office:value="337.794025157861" calcext:value-type="float">
            <text:p>337.794025157861</text:p>
          </table:table-cell>
          <table:table-cell table:formula="of:=POWER([.D3]; 2.8)" office:value-type="float" office:value="2352.53423103393" calcext:value-type="float">
            <text:p>2352.53423103393</text:p>
          </table:table-cell>
          <table:table-cell table:formula="of:=POWER([.E3]; 2.8)" office:value-type="float" office:value="16384" calcext:value-type="float">
            <text:p>16384</text:p>
          </table:table-cell>
          <table:table-cell table:formula="of:=POWER([.F3]; 2.8)" office:value-type="float" office:value="114104.80343235" calcext:value-type="float">
            <text:p>114104.80343235</text:p>
          </table:table-cell>
          <table:table-cell table:formula="of:=POWER([.G3]; 2.8)" office:value-type="float" office:value="794672.007222603" calcext:value-type="float">
            <text:p>794672.007222603</text:p>
          </table:table-cell>
          <table:table-cell table:formula="of:=POWER([.H3]; 2.8)" office:value-type="float" office:value="5534417.30818639" calcext:value-type="float">
            <text:p>5534417.30818639</text:p>
          </table:table-cell>
          <table:table-cell table:formula="of:=POWER([.I3]; 2.8)" office:value-type="float" office:value="38543920.8412598" calcext:value-type="float">
            <text:p>38543920.8412598</text:p>
          </table:table-cell>
          <table:table-cell table:formula="of:=POWER([.J3]; 2.8)" office:value-type="float" office:value="268435456" calcext:value-type="float">
            <text:p>268435456</text:p>
          </table:table-cell>
          <table:table-cell office:value-type="string" calcext:value-type="string">
            <text:p>Total</text:p>
          </table:table-cell>
          <table:table-cell office:value-type="float" office:value="8" calcext:value-type="float">
            <text:p>8</text:p>
          </table:table-cell>
          <table:table-cell table:formula="of:=[.$K$9] + [.$L$9]" office:value-type="float" office:value="48.6479170940491" calcext:value-type="float">
            <text:p>48.6479170940491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[.$S$20] + [.$S$8]" office:value-type="float" office:value="8" calcext:value-type="float">
            <text:p>8</text:p>
          </table:table-cell>
          <table:table-cell table:formula="of:=[.$R$9] + [.$S$9]" office:value-type="float" office:value="40.2317230428677" calcext:value-type="float">
            <text:p>40.2317230428677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[.$Z$20] + [.$Z$8]" office:value-type="float" office:value="8" calcext:value-type="float">
            <text:p>8</text:p>
          </table:table-cell>
          <table:table-cell table:formula="of:=[.$Y$9] + [.$Z$9]" office:value-type="float" office:value="42.7112663385525" calcext:value-type="float">
            <text:p>42.7112663385525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 calcext:value-type="string" table:number-columns-spanned="9" table:number-rows-spanned="1">
            <text:p>Test de Rapport</text:p>
          </table:table-cell>
          <table:covered-table-cell table:number-columns-repeated="8"/>
          <table:table-cell table:number-columns-repeated="21"/>
        </table:table-row>
        <table:table-row table:style-name="ro1">
          <table:table-cell/>
          <table:table-cell table:formula="of:=[.B3]" office:value-type="float" office:value="4" calcext:value-type="float">
            <text:p>4</text:p>
          </table:table-cell>
          <table:table-cell table:formula="of:=[.C3]" office:value-type="float" office:value="8" calcext:value-type="float">
            <text:p>8</text:p>
          </table:table-cell>
          <table:table-cell table:formula="of:=[.D3]" office:value-type="float" office:value="16" calcext:value-type="float">
            <text:p>16</text:p>
          </table:table-cell>
          <table:table-cell table:formula="of:=[.E3]" office:value-type="float" office:value="32" calcext:value-type="float">
            <text:p>32</text:p>
          </table:table-cell>
          <table:table-cell table:formula="of:=[.F3]" office:value-type="float" office:value="64" calcext:value-type="float">
            <text:p>64</text:p>
          </table:table-cell>
          <table:table-cell table:formula="of:=[.G3]" office:value-type="float" office:value="128" calcext:value-type="float">
            <text:p>128</text:p>
          </table:table-cell>
          <table:table-cell table:formula="of:=[.H3]" office:value-type="float" office:value="256" calcext:value-type="float">
            <text:p>256</text:p>
          </table:table-cell>
          <table:table-cell table:formula="of:=[.I3]" office:value-type="float" office:value="512" calcext:value-type="float">
            <text:p>512</text:p>
          </table:table-cell>
          <table:table-cell table:formula="of:=[.J3]" office:value-type="float" office:value="1024" calcext:value-type="float">
            <text:p>1024</text:p>
          </table:table-cell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Conventionel</text:p>
          </table:table-cell>
          <table:table-cell table:formula="of:=[.B4]/[.B20]" office:value-type="float" office:value="0.000016875" calcext:value-type="float">
            <text:p>1.6875E-05</text:p>
          </table:table-cell>
          <table:table-cell table:formula="of:=[.C4]/[.C20]" office:value-type="float" office:value="0.00000369140625" calcext:value-type="float">
            <text:p>3.69140625E-06</text:p>
          </table:table-cell>
          <table:table-cell table:formula="of:=[.D4]/[.D20]" office:value-type="float" office:value="0.0000034521484375" calcext:value-type="float">
            <text:p>3.4521484375E-06</text:p>
          </table:table-cell>
          <table:table-cell table:formula="of:=[.E4]/[.E20]" office:value-type="float" office:value="0.00000275848388671875" calcext:value-type="float">
            <text:p>2.75848388671875E-06</text:p>
          </table:table-cell>
          <table:table-cell table:formula="of:=[.F4]/[.F20]" office:value-type="float" office:value="0.00000290515899658203" calcext:value-type="float">
            <text:p>2.90515899658203E-06</text:p>
          </table:table-cell>
          <table:table-cell table:formula="of:=[.G4]/[.G20]" office:value-type="float" office:value="0.00000292326927185059" calcext:value-type="float">
            <text:p>2.92326927185059E-06</text:p>
          </table:table-cell>
          <table:table-cell table:formula="of:=[.H4]/[.H20]" office:value-type="float" office:value="0.0000030886322259903" calcext:value-type="float">
            <text:p>3.0886322259903E-06</text:p>
          </table:table-cell>
          <table:table-cell table:formula="of:=[.I4]/[.I20]" office:value-type="float" office:value="0.00000853394761681557" calcext:value-type="float">
            <text:p>8.53394761681557E-06</text:p>
          </table:table-cell>
          <table:table-cell table:formula="of:=[.J4]/[.J20]" office:value-type="float" office:value="0.00000705327678471804" calcext:value-type="float">
            <text:p>7.05327678471804E-06</text:p>
          </table:table-cell>
          <table:table-cell table:number-columns-repeated="21"/>
        </table:table-row>
        <table:table-row table:style-name="ro1">
          <table:table-cell table:style-name="ce33" office:value-type="string" calcext:value-type="string">
            <text:p>Strassen</text:p>
          </table:table-cell>
          <table:table-cell table:formula="of:=[.B5]/[.B22]" office:value-type="float" office:value="0.0010452976730654" calcext:value-type="float">
            <text:p>0.001045297673065</text:p>
          </table:table-cell>
          <table:table-cell table:formula="of:=[.C5]/[.C22]" office:value-type="float" office:value="0.000627690202338281" calcext:value-type="float">
            <text:p>0.000627690202338</text:p>
          </table:table-cell>
          <table:table-cell table:formula="of:=[.D5]/[.D22]" office:value-type="float" office:value="0.000611051682494846" calcext:value-type="float">
            <text:p>0.000611051682495</text:p>
          </table:table-cell>
          <table:table-cell table:formula="of:=[.E5]/[.E22]" office:value-type="float" office:value="0.000583389892578126" calcext:value-type="float">
            <text:p>0.000583389892578</text:p>
          </table:table-cell>
          <table:table-cell table:formula="of:=[.F5]/[.F22]" office:value-type="float" office:value="0.000539578423939907" calcext:value-type="float">
            <text:p>0.00053957842394</text:p>
          </table:table-cell>
          <table:table-cell table:formula="of:=[.G5]/[.G22]" office:value-type="float" office:value="0.000533308945260587" calcext:value-type="float">
            <text:p>0.000533308945261</text:p>
          </table:table-cell>
          <table:table-cell table:formula="of:=[.H5]/[.H22]" office:value-type="float" office:value="0.000540305156529641" calcext:value-type="float">
            <text:p>0.00054030515653</text:p>
          </table:table-cell>
          <table:table-cell table:formula="of:=[.I5]/[.I22]" office:value-type="float" office:value="0.000543223254744408" calcext:value-type="float">
            <text:p>0.000543223254744</text:p>
          </table:table-cell>
          <table:table-cell table:formula="of:=[.J5]/[.J22]" office:value-type="float" office:value="0.000546135792247952" calcext:value-type="float">
            <text:p>0.000546135792248</text:p>
          </table:table-cell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L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L$24] * 100) ; &quot;%&quot;)" office:value-type="string" office:string-value="Upper 95%" calcext:value-type="string">
            <text:p>Upper 95%</text:p>
          </table:table-cell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S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S$24] * 100) ; &quot;%&quot;)" office:value-type="string" office:string-value="Upper 95%" calcext:value-type="string">
            <text:p>Upper 95%</text:p>
          </table:table-cell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Z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Z$24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style-name="ce33" office:value-type="string" calcext:value-type="string">
            <text:p>StrassenSeuil</text:p>
          </table:table-cell>
          <table:table-cell table:formula="of:=[.B6]/[.B22]" office:value-type="float" office:value="0.0000263901582154579" calcext:value-type="float">
            <text:p>2.63901582154579E-05</text:p>
          </table:table-cell>
          <table:table-cell table:formula="of:=[.C6]/[.C22]" office:value-type="float" office:value="0.00000808184809877615" calcext:value-type="float">
            <text:p>8.08184809877615E-06</text:p>
          </table:table-cell>
          <table:table-cell table:formula="of:=[.D6]/[.D22]" office:value-type="float" office:value="0.0000124248989087626" calcext:value-type="float">
            <text:p>1.24248989087626E-05</text:p>
          </table:table-cell>
          <table:table-cell table:formula="of:=[.E6]/[.E22]" office:value-type="float" office:value="0.0000159197998046875" calcext:value-type="float">
            <text:p>1.59197998046875E-05</text:p>
          </table:table-cell>
          <table:table-cell table:formula="of:=[.F6]/[.F22]" office:value-type="float" office:value="0.0000161571638050544" calcext:value-type="float">
            <text:p>1.61571638050544E-05</text:p>
          </table:table-cell>
          <table:table-cell table:formula="of:=[.G6]/[.G22]" office:value-type="float" office:value="0.0000156745800616968" calcext:value-type="float">
            <text:p>1.56745800616968E-05</text:p>
          </table:table-cell>
          <table:table-cell table:formula="of:=[.H6]/[.H22]" office:value-type="float" office:value="0.0000150556825335069" calcext:value-type="float">
            <text:p>1.50556825335069E-05</text:p>
          </table:table-cell>
          <table:table-cell table:formula="of:=[.I6]/[.I22]" office:value-type="float" office:value="0.0000150539775750804" calcext:value-type="float">
            <text:p>1.50539775750804E-05</text:p>
          </table:table-cell>
          <table:table-cell table:formula="of:=[.J6]/[.J22]" office:value-type="float" office:value="0.0000148036631569267" calcext:value-type="float">
            <text:p>1.48036631569267E-05</text:p>
          </table:table-cell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K$5:.$L$5]; 1 ; 29 - ROW())" office:value-type="float" office:value="-5.28699688547888" calcext:value-type="float">
            <text:p>-5.28699688547888</text:p>
          </table:table-cell>
          <table:table-cell table:number-matrix-columns-spanned="1" table:number-matrix-rows-spanned="2" table:formula="of:=INDEX([.$K$6:.$L$6]; 1 ; 29 - ROW())" office:value-type="float" office:value="0.247619666003387" calcext:value-type="float">
            <text:p>0.247619666003387</text:p>
          </table:table-cell>
          <table:table-cell table:number-matrix-columns-spanned="1" table:number-matrix-rows-spanned="2" table:formula="of:=[.$L$27:.$L$28] / [.$M$27:.$M$28]" office:value-type="float" office:value="-21.3512802549639" calcext:value-type="float">
            <text:p>-21.3512802549639</text:p>
          </table:table-cell>
          <table:table-cell table:number-matrix-columns-spanned="1" table:number-matrix-rows-spanned="2" table:formula="of:=LEGACY.TDIST(ABS([.$N$27:.$N$28]) ; [.$L$8] ; 2 )" office:value-type="float" office:value="0.000000124513231084838" calcext:value-type="float">
            <text:p>1.24513231084838E-07</text:p>
          </table:table-cell>
          <table:table-cell table:number-matrix-columns-spanned="1" table:number-matrix-rows-spanned="2" table:formula="of:=[.$L$27:.$L$28] - [.$M$27:.$M$28] * TINV(1 - [.$L$24] ; [.$L$8])" office:value-type="float" office:value="-5.8725243528818" calcext:value-type="float">
            <text:p>-5.8725243528818</text:p>
          </table:table-cell>
          <table:table-cell table:number-matrix-columns-spanned="1" table:number-matrix-rows-spanned="2" table:formula="of:=[.$L$27:.$L$28] + [.$M$27:.$M$28] * TINV(1 - [.$L$24] ; [.$L$8])" office:value-type="float" office:value="-4.70146941807597" calcext:value-type="float">
            <text:p>-4.70146941807597</text:p>
          </table:table-cell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R$5:.$S$5]; 1 ; 29 - ROW())" office:value-type="float" office:value="-3.0723668687279" calcext:value-type="float">
            <text:p>-3.0723668687279</text:p>
          </table:table-cell>
          <table:table-cell table:number-matrix-columns-spanned="1" table:number-matrix-rows-spanned="2" table:formula="of:=INDEX([.$R$6:.$S$6]; 1 ; 29 - ROW())" office:value-type="float" office:value="0.0582053942822844" calcext:value-type="float">
            <text:p>0.058205394282284</text:p>
          </table:table-cell>
          <table:table-cell table:number-matrix-columns-spanned="1" table:number-matrix-rows-spanned="2" table:formula="of:=[.$S$27:.$S$28] / [.$T$27:.$T$28]" office:value-type="float" office:value="-52.7849163571944" calcext:value-type="float">
            <text:p>-52.7849163571944</text:p>
          </table:table-cell>
          <table:table-cell table:number-matrix-columns-spanned="1" table:number-matrix-rows-spanned="2" table:formula="of:=LEGACY.TDIST(ABS([.$U$27:.$U$28]) ; [.$S$8] ; 2 )" office:value-type="float" office:value="0.000000000229517597760974" calcext:value-type="float">
            <text:p>2.29517597760974E-10</text:p>
          </table:table-cell>
          <table:table-cell table:number-matrix-columns-spanned="1" table:number-matrix-rows-spanned="2" table:formula="of:=[.$S$27:.$S$28] - [.$T$27:.$T$28] * TINV(1 - [.$S$24] ; [.$S$8])" office:value-type="float" office:value="-3.21000075562131" calcext:value-type="float">
            <text:p>-3.21000075562131</text:p>
          </table:table-cell>
          <table:table-cell table:number-matrix-columns-spanned="1" table:number-matrix-rows-spanned="2" table:formula="of:=[.$S$27:.$S$28] + [.$T$27:.$T$28] * TINV(1 - [.$S$24] ; [.$S$8])" office:value-type="float" office:value="-2.93473298183449" calcext:value-type="float">
            <text:p>-2.93473298183449</text:p>
          </table:table-cell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Y$5:.$Z$5]; 1 ; 29 - ROW())" office:value-type="float" office:value="-4.82390205906975" calcext:value-type="float">
            <text:p>-4.82390205906975</text:p>
          </table:table-cell>
          <table:table-cell table:number-matrix-columns-spanned="1" table:number-matrix-rows-spanned="2" table:formula="of:=INDEX([.$Y$6:.$Z$6]; 1 ; 29 - ROW())" office:value-type="float" office:value="0.11968825115404" calcext:value-type="float">
            <text:p>0.11968825115404</text:p>
          </table:table-cell>
          <table:table-cell table:number-matrix-columns-spanned="1" table:number-matrix-rows-spanned="2" table:formula="of:=[.$Z$27:.$Z$28] / [.$AA$27:.$AA$28]" office:value-type="float" office:value="-40.3038895844619" calcext:value-type="float">
            <text:p>-40.3038895844619</text:p>
          </table:table-cell>
          <table:table-cell table:number-matrix-columns-spanned="1" table:number-matrix-rows-spanned="2" table:formula="of:=LEGACY.TDIST(ABS([.$AB$27:.$AB$28]) ; [.$Z$8] ; 2 )" office:value-type="float" office:value="0.00000000150846872319197" calcext:value-type="float">
            <text:p>1.50846872319197E-09</text:p>
          </table:table-cell>
          <table:table-cell table:number-matrix-columns-spanned="1" table:number-matrix-rows-spanned="2" table:formula="of:=[.$Z$27:.$Z$28] - [.$AA$27:.$AA$28] * TINV(1 - [.$Z$24] ; [.$Z$8])" office:value-type="float" office:value="-5.10691980037932" calcext:value-type="float">
            <text:p>-5.10691980037932</text:p>
          </table:table-cell>
          <table:table-cell table:number-matrix-columns-spanned="1" table:number-matrix-rows-spanned="2" table:formula="of:=[.$Z$27:.$Z$28] + [.$AA$27:.$AA$28] * TINV(1 - [.$Z$24] ; [.$Z$8])" office:value-type="float" office:value="-4.54088431776018" calcext:value-type="float">
            <text:p>-4.54088431776018</text:p>
          </table:table-cell>
        </table:table-row>
        <table:table-row table:style-name="ro1">
          <table:table-cell/>
          <table:table-cell table:style-name="ce32" office:value-type="string" calcext:value-type="string" table:number-columns-spanned="9" table:number-rows-spanned="1">
            <text:p>Constantes</text:p>
          </table:table-cell>
          <table:covered-table-cell table:number-columns-repeated="8"/>
          <table:table-cell table:formula="of:=&quot;X1&quot;" office:value-type="string" office:string-value="X1" calcext:value-type="string">
            <text:p>X1</text:p>
          </table:table-cell>
          <table:table-cell office:value-type="float" office:value="2.9725949133809" calcext:value-type="float">
            <text:p>2.9725949133809</text:p>
          </table:table-cell>
          <table:table-cell office:value-type="float" office:value="0.125930522025065" calcext:value-type="float">
            <text:p>0.125930522025065</text:p>
          </table:table-cell>
          <table:table-cell office:value-type="float" office:value="23.605039235756" calcext:value-type="float">
            <text:p>23.605039235756</text:p>
          </table:table-cell>
          <table:table-cell office:value-type="float" office:value="0.0000000622116266962292" calcext:value-type="float">
            <text:p>6.22116266962292E-08</text:p>
          </table:table-cell>
          <table:table-cell office:value-type="float" office:value="2.67481654698469" calcext:value-type="float">
            <text:p>2.67481654698469</text:p>
          </table:table-cell>
          <table:table-cell office:value-type="float" office:value="3.27037327977711" calcext:value-type="float">
            <text:p>3.27037327977711</text:p>
          </table:table-cell>
          <table:table-cell table:formula="of:=&quot;X1&quot;" office:value-type="string" office:string-value="X1" calcext:value-type="string">
            <text:p>X1</text:p>
          </table:table-cell>
          <table:table-cell office:value-type="float" office:value="2.71906033278725" calcext:value-type="float">
            <text:p>2.71906033278725</text:p>
          </table:table-cell>
          <table:table-cell office:value-type="float" office:value="0.0296011855800765" calcext:value-type="float">
            <text:p>0.029601185580077</text:p>
          </table:table-cell>
          <table:table-cell office:value-type="float" office:value="91.8564672158724" calcext:value-type="float">
            <text:p>91.8564672158724</text:p>
          </table:table-cell>
          <table:table-cell office:value-type="float" office:value="0.00000000000477404553851874" calcext:value-type="float">
            <text:p>4.77404553851874E-12</text:p>
          </table:table-cell>
          <table:table-cell office:value-type="float" office:value="2.64906465148871" calcext:value-type="float">
            <text:p>2.64906465148871</text:p>
          </table:table-cell>
          <table:table-cell office:value-type="float" office:value="2.7890560140858" calcext:value-type="float">
            <text:p>2.7890560140858</text:p>
          </table:table-cell>
          <table:table-cell table:formula="of:=&quot;X1&quot;" office:value-type="string" office:string-value="X1" calcext:value-type="string">
            <text:p>X1</text:p>
          </table:table-cell>
          <table:table-cell office:value-type="float" office:value="2.79812887019616" calcext:value-type="float">
            <text:p>2.79812887019616</text:p>
          </table:table-cell>
          <table:table-cell office:value-type="float" office:value="0.0608691716266557" calcext:value-type="float">
            <text:p>0.060869171626656</text:p>
          </table:table-cell>
          <table:table-cell office:value-type="float" office:value="45.9695572556603" calcext:value-type="float">
            <text:p>45.9695572556603</text:p>
          </table:table-cell>
          <table:table-cell office:value-type="float" office:value="0.00000000060257976019676" calcext:value-type="float">
            <text:p>6.0257976019676E-10</text:p>
          </table:table-cell>
          <table:table-cell office:value-type="float" office:value="2.65419615079341" calcext:value-type="float">
            <text:p>2.65419615079341</text:p>
          </table:table-cell>
          <table:table-cell office:value-type="float" office:value="2.94206158959892" calcext:value-type="float">
            <text:p>2.94206158959892</text:p>
          </table:table-cell>
        </table:table-row>
        <table:table-row table:style-name="ro1">
          <table:table-cell table:style-name="ce33" office:value-type="string" calcext:value-type="string">
            <text:p>Conventionel</text:p>
          </table:table-cell>
          <table:table-cell table:style-name="ce39" table:formula="of:=SUM([.H25:.J25])/3" office:value-type="float" office:value="0.00000622528554250797" calcext:value-type="float" table:number-columns-spanned="9" table:number-rows-spanned="1">
            <text:p>6.22528554250797E-06</text:p>
          </table:table-cell>
          <table:covered-table-cell table:number-columns-repeated="8"/>
          <table:table-cell table:number-columns-repeated="21"/>
        </table:table-row>
        <table:table-row table:style-name="ro1">
          <table:table-cell table:style-name="ce33" office:value-type="string" calcext:value-type="string">
            <text:p>Strassen</text:p>
          </table:table-cell>
          <table:table-cell table:style-name="ce39" table:formula="of:=SUM([.H26:.J26])/3" office:value-type="float" office:value="0.000543221401174" calcext:value-type="float" table:number-columns-spanned="9" table:number-rows-spanned="1">
            <text:p>0.000543221401174</text:p>
          </table:table-cell>
          <table:covered-table-cell table:number-columns-repeated="8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StrassenSeuil</text:p>
          </table:table-cell>
          <table:table-cell table:style-name="ce39" table:formula="of:=SUM([.H27:.J27])/3" office:value-type="float" office:value="0.0000149711077551713" calcext:value-type="float" table:number-columns-spanned="9" table:number-rows-spanned="1">
            <text:p>1.49711077551713E-05</text:p>
          </table:table-cell>
          <table:covered-table-cell table:number-columns-repeated="8"/>
          <table:table-cell table:number-matrix-columns-spanned="1" table:number-matrix-rows-spanned="9" table:formula="of:=TRANSPOSE([.$B$11:.$J$11])" office:value-type="float" office:value="0.602059991327962" calcext:value-type="float">
            <text:p>0.602059991327962</text:p>
          </table:table-cell>
          <table:table-cell table:number-matrix-columns-spanned="1" table:number-matrix-rows-spanned="9" table:formula="of:=MMULT([.$K$31:.$K$39] ; [.$L$28]) + [.$L$27]" office:value-type="float" office:value="-3.49731641770723" calcext:value-type="float">
            <text:p>-3.49731641770723</text:p>
          </table:table-cell>
          <table:table-cell table:number-matrix-columns-spanned="1" table:number-matrix-rows-spanned="9" table:formula="of:=TRANSPOSE([.$B$12:.$J$12])" office:value-type="float" office:value="-2.96657624451305" calcext:value-type="float">
            <text:p>-2.96657624451305</text:p>
          </table:table-cell>
          <table:table-cell table:number-matrix-columns-spanned="1" table:number-matrix-rows-spanned="9" table:formula="of:=[.$M$31:.$M$39] - [.$L$31:.$L$39]" office:value-type="float" office:value="0.530740173194181" calcext:value-type="float">
            <text:p>0.530740173194181</text:p>
          </table:table-cell>
          <table:table-cell table:number-columns-repeated="3"/>
          <table:table-cell table:number-matrix-columns-spanned="1" table:number-matrix-rows-spanned="9" table:formula="of:=TRANSPOSE([.$B$11:.$J$11])" office:value-type="float" office:value="0.602059991327962" calcext:value-type="float">
            <text:p>0.602059991327962</text:p>
          </table:table-cell>
          <table:table-cell table:number-matrix-columns-spanned="1" table:number-matrix-rows-spanned="9" table:formula="of:=MMULT([.$R$31:.$R$39] ; [.$S$28]) + [.$S$27]" office:value-type="float" office:value="-1.4353294283498" calcext:value-type="float">
            <text:p>-1.4353294283498</text:p>
          </table:table-cell>
          <table:table-cell table:number-matrix-columns-spanned="1" table:number-matrix-rows-spanned="9" table:formula="of:=TRANSPOSE([.$B$13:.$J$13])" office:value-type="float" office:value="-1.29499204066666" calcext:value-type="float">
            <text:p>-1.29499204066666</text:p>
          </table:table-cell>
          <table:table-cell table:number-matrix-columns-spanned="1" table:number-matrix-rows-spanned="9" table:formula="of:=[.$T$31:.$T$39] - [.$S$31:.$S$39]" office:value-type="float" office:value="0.140337387683133" calcext:value-type="float">
            <text:p>0.140337387683133</text:p>
          </table:table-cell>
          <table:table-cell table:number-columns-repeated="3"/>
          <table:table-cell table:number-matrix-columns-spanned="1" table:number-matrix-rows-spanned="9" table:formula="of:=TRANSPOSE([.$B$11:.$J$11])" office:value-type="float" office:value="0.602059991327962" calcext:value-type="float">
            <text:p>0.602059991327962</text:p>
          </table:table-cell>
          <table:table-cell table:number-matrix-columns-spanned="1" table:number-matrix-rows-spanned="9" table:formula="of:=MMULT([.$Y$31:.$Y$39] ; [.$Z$28]) + [.$Z$27]" office:value-type="float" office:value="-3.13926061574493" calcext:value-type="float">
            <text:p>-3.13926061574493</text:p>
          </table:table-cell>
          <table:table-cell table:number-matrix-columns-spanned="1" table:number-matrix-rows-spanned="9" table:formula="of:=TRANSPOSE([.$B$14:.$J$14])" office:value-type="float" office:value="-2.89279003035213" calcext:value-type="float">
            <text:p>-2.89279003035213</text:p>
          </table:table-cell>
          <table:table-cell table:number-matrix-columns-spanned="1" table:number-matrix-rows-spanned="9" table:formula="of:=[.$AA$31:.$AA$39] - [.$Z$31:.$Z$39]" office:value-type="float" office:value="0.246470585392799" calcext:value-type="float">
            <text:p>0.246470585392799</text:p>
          </table:table-cell>
          <table:table-cell table:number-columns-repeated="3"/>
        </table:table-row>
        <table:table-row table:style-name="ro1">
          <table:table-cell/>
          <table:table-cell table:style-name="ce32" office:value-type="string" calcext:value-type="string" table:number-columns-spanned="9" table:number-rows-spanned="1">
            <text:p>Test des Constantes</text:p>
          </table:table-cell>
          <table:covered-table-cell table:number-columns-repeated="8"/>
          <table:table-cell office:value-type="float" office:value="0.903089986991943" calcext:value-type="float">
            <text:p>0.903089986991943</text:p>
          </table:table-cell>
          <table:table-cell office:value-type="float" office:value="-2.60247618382141" calcext:value-type="float">
            <text:p>-2.60247618382141</text:p>
          </table:table-cell>
          <table:table-cell office:value-type="float" office:value="-2.72353819582676" calcext:value-type="float">
            <text:p>-2.72353819582676</text:p>
          </table:table-cell>
          <table:table-cell office:value-type="float" office:value="-0.12106201200535" calcext:value-type="float">
            <text:p>-0.12106201200535</text:p>
          </table:table-cell>
          <table:table-cell table:number-columns-repeated="3"/>
          <table:table-cell office:value-type="float" office:value="0.903089986991943" calcext:value-type="float">
            <text:p>0.903089986991943</text:p>
          </table:table-cell>
          <table:table-cell office:value-type="float" office:value="-0.616810708160747" calcext:value-type="float">
            <text:p>-0.616810708160747</text:p>
          </table:table-cell>
          <table:table-cell office:value-type="float" office:value="-0.673602686652887" calcext:value-type="float">
            <text:p>-0.673602686652887</text:p>
          </table:table-cell>
          <table:table-cell office:value-type="float" office:value="-0.0567919784921399" calcext:value-type="float">
            <text:p>-0.05679197849214</text:p>
          </table:table-cell>
          <table:table-cell table:number-columns-repeated="3"/>
          <table:table-cell office:value-type="float" office:value="0.903089986991943" calcext:value-type="float">
            <text:p>0.903089986991943</text:p>
          </table:table-cell>
          <table:table-cell office:value-type="float" office:value="-2.29693989408252" calcext:value-type="float">
            <text:p>-2.29693989408252</text:p>
          </table:table-cell>
          <table:table-cell office:value-type="float" office:value="-2.56383735295924" calcext:value-type="float">
            <text:p>-2.56383735295924</text:p>
          </table:table-cell>
          <table:table-cell office:value-type="float" office:value="-0.266897458876725" calcext:value-type="float">
            <text:p>-0.266897458876725</text:p>
          </table:table-cell>
          <table:table-cell table:number-columns-repeated="3"/>
        </table:table-row>
        <table:table-row table:style-name="ro1">
          <table:table-cell/>
          <table:table-cell table:formula="of:=[.B3]^3" office:value-type="float" office:value="64" calcext:value-type="float">
            <text:p>64</text:p>
          </table:table-cell>
          <table:table-cell table:formula="of:=[.C3]^3" office:value-type="float" office:value="512" calcext:value-type="float">
            <text:p>512</text:p>
          </table:table-cell>
          <table:table-cell table:formula="of:=[.D3]^3" office:value-type="float" office:value="4096" calcext:value-type="float">
            <text:p>4096</text:p>
          </table:table-cell>
          <table:table-cell table:formula="of:=[.E3]^3" office:value-type="float" office:value="32768" calcext:value-type="float">
            <text:p>32768</text:p>
          </table:table-cell>
          <table:table-cell table:formula="of:=[.F3]^3" office:value-type="float" office:value="262144" calcext:value-type="float">
            <text:p>262144</text:p>
          </table:table-cell>
          <table:table-cell table:formula="of:=[.G3]^3" office:value-type="float" office:value="2097152" calcext:value-type="float">
            <text:p>2097152</text:p>
          </table:table-cell>
          <table:table-cell table:formula="of:=[.H3]^3" office:value-type="float" office:value="16777216" calcext:value-type="float">
            <text:p>16777216</text:p>
          </table:table-cell>
          <table:table-cell table:formula="of:=[.I3]^3" office:value-type="float" office:value="134217728" calcext:value-type="float">
            <text:p>134217728</text:p>
          </table:table-cell>
          <table:table-cell table:formula="of:=[.J3]^3" office:value-type="float" office:value="1073741824" calcext:value-type="float">
            <text:p>1073741824</text:p>
          </table:table-cell>
          <table:table-cell office:value-type="float" office:value="1.20411998265592" calcext:value-type="float">
            <text:p>1.20411998265592</text:p>
          </table:table-cell>
          <table:table-cell office:value-type="float" office:value="-1.70763594993558" calcext:value-type="float">
            <text:p>-1.70763594993558</text:p>
          </table:table-cell>
          <table:table-cell office:value-type="float" office:value="-1.84955059053912" calcext:value-type="float">
            <text:p>-1.84955059053912</text:p>
          </table:table-cell>
          <table:table-cell office:value-type="float" office:value="-0.141914640603538" calcext:value-type="float">
            <text:p>-0.141914640603538</text:p>
          </table:table-cell>
          <table:table-cell table:number-columns-repeated="3"/>
          <table:table-cell office:value-type="float" office:value="1.20411998265592" calcext:value-type="float">
            <text:p>1.20411998265592</text:p>
          </table:table-cell>
          <table:table-cell office:value-type="float" office:value="0.201708012028303" calcext:value-type="float">
            <text:p>0.201708012028303</text:p>
          </table:table-cell>
          <table:table-cell office:value-type="float" office:value="0.157613895677644" calcext:value-type="float">
            <text:p>0.157613895677644</text:p>
          </table:table-cell>
          <table:table-cell office:value-type="float" office:value="-0.044094116350659" calcext:value-type="float">
            <text:p>-0.044094116350659</text:p>
          </table:table-cell>
          <table:table-cell table:number-columns-repeated="3"/>
          <table:table-cell office:value-type="float" office:value="1.20411998265592" calcext:value-type="float">
            <text:p>1.20411998265592</text:p>
          </table:table-cell>
          <table:table-cell office:value-type="float" office:value="-1.45461917242011" calcext:value-type="float">
            <text:p>-1.45461917242011</text:p>
          </table:table-cell>
          <table:table-cell office:value-type="float" office:value="-1.53417118464256" calcext:value-type="float">
            <text:p>-1.53417118464256</text:p>
          </table:table-cell>
          <table:table-cell office:value-type="float" office:value="-0.079552012222456" calcext:value-type="float">
            <text:p>-0.079552012222456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ventionel</text:p>
          </table:table-cell>
          <table:table-cell table:style-name="ce40" table:formula="of:=[.B4]" office:value-type="float" office:value="0.00108" calcext:value-type="float">
            <text:p>0.0011</text:p>
          </table:table-cell>
          <table:table-cell table:style-name="ce40" table:formula="of:=[.C4]" office:value-type="float" office:value="0.00189" calcext:value-type="float">
            <text:p>0.0019</text:p>
          </table:table-cell>
          <table:table-cell table:style-name="ce40" table:formula="of:=[.D4]" office:value-type="float" office:value="0.01414" calcext:value-type="float">
            <text:p>0.0141</text:p>
          </table:table-cell>
          <table:table-cell table:style-name="ce40" table:formula="of:=[.E4]" office:value-type="float" office:value="0.09039" calcext:value-type="float">
            <text:p>0.0904</text:p>
          </table:table-cell>
          <table:table-cell table:style-name="ce40" table:formula="of:=[.F4]" office:value-type="float" office:value="0.76157" calcext:value-type="float">
            <text:p>0.7616</text:p>
          </table:table-cell>
          <table:table-cell table:style-name="ce40" table:formula="of:=[.G4]" office:value-type="float" office:value="6.13054" calcext:value-type="float">
            <text:p>6.1305</text:p>
          </table:table-cell>
          <table:table-cell table:style-name="ce40" table:formula="of:=[.H4]" office:value-type="float" office:value="51.81865" calcext:value-type="float">
            <text:p>51.8187</text:p>
          </table:table-cell>
          <table:table-cell table:style-name="ce40" table:formula="of:=[.I4]" office:value-type="float" office:value="1145.40706" calcext:value-type="float">
            <text:p>1,145.4071</text:p>
          </table:table-cell>
          <table:table-cell table:style-name="ce40" table:formula="of:=[.J4]" office:value-type="float" office:value="7573.39828" calcext:value-type="float">
            <text:p>7,573.3983</text:p>
          </table:table-cell>
          <table:table-cell office:value-type="float" office:value="1.50514997831991" calcext:value-type="float">
            <text:p>1.50514997831991</text:p>
          </table:table-cell>
          <table:table-cell office:value-type="float" office:value="-0.812795716049756" calcext:value-type="float">
            <text:p>-0.812795716049756</text:p>
          </table:table-cell>
          <table:table-cell office:value-type="float" office:value="-1.04387961360698" calcext:value-type="float">
            <text:p>-1.04387961360698</text:p>
          </table:table-cell>
          <table:table-cell office:value-type="float" office:value="-0.231083897557224" calcext:value-type="float">
            <text:p>-0.231083897557224</text:p>
          </table:table-cell>
          <table:table-cell table:number-columns-repeated="3"/>
          <table:table-cell office:value-type="float" office:value="1.50514997831991" calcext:value-type="float">
            <text:p>1.50514997831991</text:p>
          </table:table-cell>
          <table:table-cell office:value-type="float" office:value="1.02022673221735" calcext:value-type="float">
            <text:p>1.02022673221735</text:p>
          </table:table-cell>
          <table:table-cell office:value-type="float" office:value="0.980378839851811" calcext:value-type="float">
            <text:p>0.980378839851811</text:p>
          </table:table-cell>
          <table:table-cell office:value-type="float" office:value="-0.0398478923655429" calcext:value-type="float">
            <text:p>-0.039847892365543</text:p>
          </table:table-cell>
          <table:table-cell table:number-columns-repeated="3"/>
          <table:table-cell office:value-type="float" office:value="1.50514997831991" calcext:value-type="float">
            <text:p>1.50514997831991</text:p>
          </table:table-cell>
          <table:table-cell office:value-type="float" office:value="-0.612298450757696" calcext:value-type="float">
            <text:p>-0.612298450757696</text:p>
          </table:table-cell>
          <table:table-cell office:value-type="float" office:value="-0.583642458625866" calcext:value-type="float">
            <text:p>-0.583642458625866</text:p>
          </table:table-cell>
          <table:table-cell office:value-type="float" office:value="0.02865599213183" calcext:value-type="float">
            <text:p>0.02865599213183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Régression</text:p>
          </table:table-cell>
          <table:table-cell office:value-type="float" office:value="12.3869745520539" calcext:value-type="float">
            <text:p>12.3869745520539</text:p>
          </table:table-cell>
          <table:table-cell office:value-type="float" office:value="12.3901383748174" calcext:value-type="float">
            <text:p>12.3901383748174</text:p>
          </table:table-cell>
          <table:table-cell office:value-type="float" office:value="12.4154489569251" calcext:value-type="float">
            <text:p>12.4154489569251</text:p>
          </table:table-cell>
          <table:table-cell office:value-type="float" office:value="12.617933613787" calcext:value-type="float">
            <text:p>12.617933613787</text:p>
          </table:table-cell>
          <table:table-cell office:value-type="float" office:value="14.237810868682" calcext:value-type="float">
            <text:p>14.237810868682</text:p>
          </table:table-cell>
          <table:table-cell office:value-type="float" office:value="27.1968289078422" calcext:value-type="float">
            <text:p>27.1968289078422</text:p>
          </table:table-cell>
          <table:table-cell office:value-type="float" office:value="130.868973221124" calcext:value-type="float">
            <text:p>130.868973221124</text:p>
          </table:table-cell>
          <table:table-cell office:value-type="float" office:value="960.246127727376" calcext:value-type="float">
            <text:p>960.246127727376</text:p>
          </table:table-cell>
          <table:table-cell office:value-type="float" office:value="7595.26336377739" calcext:value-type="float">
            <text:p>7595.26336377739</text:p>
          </table:table-cell>
          <table:table-cell office:value-type="float" office:value="1.80617997398389" calcext:value-type="float">
            <text:p>1.80617997398389</text:p>
          </table:table-cell>
          <table:table-cell office:value-type="float" office:value="0.0820445178360689" calcext:value-type="float">
            <text:p>0.082044517836069</text:p>
          </table:table-cell>
          <table:table-cell office:value-type="float" office:value="-0.118290172148624" calcext:value-type="float">
            <text:p>-0.118290172148624</text:p>
          </table:table-cell>
          <table:table-cell office:value-type="float" office:value="-0.200334689984692" calcext:value-type="float">
            <text:p>-0.200334689984692</text:p>
          </table:table-cell>
          <table:table-cell table:number-columns-repeated="3"/>
          <table:table-cell office:value-type="float" office:value="1.80617997398389" calcext:value-type="float">
            <text:p>1.80617997398389</text:p>
          </table:table-cell>
          <table:table-cell office:value-type="float" office:value="1.8387454524064" calcext:value-type="float">
            <text:p>1.8387454524064</text:p>
          </table:table-cell>
          <table:table-cell office:value-type="float" office:value="1.78935850241868" calcext:value-type="float">
            <text:p>1.78935850241868</text:p>
          </table:table-cell>
          <table:table-cell office:value-type="float" office:value="-0.0493869499877215" calcext:value-type="float">
            <text:p>-0.049386949987722</text:p>
          </table:table-cell>
          <table:table-cell table:number-columns-repeated="3"/>
          <table:table-cell office:value-type="float" office:value="1.80617997398389" calcext:value-type="float">
            <text:p>1.80617997398389</text:p>
          </table:table-cell>
          <table:table-cell office:value-type="float" office:value="0.230022270904715" calcext:value-type="float">
            <text:p>0.230022270904715</text:p>
          </table:table-cell>
          <table:table-cell office:value-type="float" office:value="0.265669055133238" calcext:value-type="float">
            <text:p>0.265669055133238</text:p>
          </table:table-cell>
          <table:table-cell office:value-type="float" office:value="0.0356467842285235" calcext:value-type="float">
            <text:p>0.035646784228524</text:p>
          </table:table-cell>
          <table:table-cell table:number-columns-repeated="3"/>
        </table:table-row>
        <table:table-row table:style-name="ro1">
          <table:table-cell/>
          <table:table-cell table:formula="of:=[.B3]^2.8" office:value-type="float" office:value="48.5029301283327" calcext:value-type="float">
            <text:p>48.5029301283327</text:p>
          </table:table-cell>
          <table:table-cell table:formula="of:=[.C3]^2.8" office:value-type="float" office:value="337.794025157861" calcext:value-type="float">
            <text:p>337.794025157861</text:p>
          </table:table-cell>
          <table:table-cell table:formula="of:=[.D3]^2.8" office:value-type="float" office:value="2352.53423103393" calcext:value-type="float">
            <text:p>2352.53423103393</text:p>
          </table:table-cell>
          <table:table-cell table:formula="of:=[.E3]^2.8" office:value-type="float" office:value="16384" calcext:value-type="float">
            <text:p>16384</text:p>
          </table:table-cell>
          <table:table-cell table:formula="of:=[.F3]^2.8" office:value-type="float" office:value="114104.80343235" calcext:value-type="float">
            <text:p>114104.80343235</text:p>
          </table:table-cell>
          <table:table-cell table:formula="of:=[.G3]^2.8" office:value-type="float" office:value="794672.007222603" calcext:value-type="float">
            <text:p>794672.007222603</text:p>
          </table:table-cell>
          <table:table-cell table:formula="of:=[.H3]^2.8" office:value-type="float" office:value="5534417.30818639" calcext:value-type="float">
            <text:p>5534417.30818639</text:p>
          </table:table-cell>
          <table:table-cell table:formula="of:=[.I3]^2.8" office:value-type="float" office:value="38543920.8412598" calcext:value-type="float">
            <text:p>38543920.8412598</text:p>
          </table:table-cell>
          <table:table-cell table:formula="of:=[.J3]^2.8" office:value-type="float" office:value="268435456" calcext:value-type="float">
            <text:p>268435456</text:p>
          </table:table-cell>
          <table:table-cell office:value-type="float" office:value="2.10720996964787" calcext:value-type="float">
            <text:p>2.10720996964787</text:p>
          </table:table-cell>
          <table:table-cell office:value-type="float" office:value="0.976884751721894" calcext:value-type="float">
            <text:p>0.976884751721894</text:p>
          </table:table-cell>
          <table:table-cell office:value-type="float" office:value="0.787498730422377" calcext:value-type="float">
            <text:p>0.787498730422377</text:p>
          </table:table-cell>
          <table:table-cell office:value-type="float" office:value="-0.189386021299517" calcext:value-type="float">
            <text:p>-0.189386021299517</text:p>
          </table:table-cell>
          <table:table-cell table:number-columns-repeated="3"/>
          <table:table-cell office:value-type="float" office:value="2.10720996964787" calcext:value-type="float">
            <text:p>2.10720996964787</text:p>
          </table:table-cell>
          <table:table-cell office:value-type="float" office:value="2.65726417259545" calcext:value-type="float">
            <text:p>2.65726417259545</text:p>
          </table:table-cell>
          <table:table-cell office:value-type="float" office:value="2.62716678323606" calcext:value-type="float">
            <text:p>2.62716678323606</text:p>
          </table:table-cell>
          <table:table-cell office:value-type="float" office:value="-0.0300973893593905" calcext:value-type="float">
            <text:p>-0.030097389359391</text:p>
          </table:table-cell>
          <table:table-cell table:number-columns-repeated="3"/>
          <table:table-cell office:value-type="float" office:value="2.10720996964787" calcext:value-type="float">
            <text:p>2.10720996964787</text:p>
          </table:table-cell>
          <table:table-cell office:value-type="float" office:value="1.07234299256713" calcext:value-type="float">
            <text:p>1.07234299256713</text:p>
          </table:table-cell>
          <table:table-cell office:value-type="float" office:value="1.09538382947176" calcext:value-type="float">
            <text:p>1.09538382947176</text:p>
          </table:table-cell>
          <table:table-cell office:value-type="float" office:value="0.0230408369046304" calcext:value-type="float">
            <text:p>0.023040836904631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Strassen</text:p>
          </table:table-cell>
          <table:table-cell table:style-name="ce40" table:formula="of:=[.B5]" office:value-type="float" office:value="0.0507" calcext:value-type="float">
            <text:p>0.0507</text:p>
          </table:table-cell>
          <table:table-cell table:style-name="ce40" table:formula="of:=[.C5]" office:value-type="float" office:value="0.21203" calcext:value-type="float">
            <text:p>0.2120</text:p>
          </table:table-cell>
          <table:table-cell table:style-name="ce40" table:formula="of:=[.D5]" office:value-type="float" office:value="1.43752" calcext:value-type="float">
            <text:p>1.4375</text:p>
          </table:table-cell>
          <table:table-cell table:style-name="ce40" table:formula="of:=[.E5]" office:value-type="float" office:value="9.55826" calcext:value-type="float">
            <text:p>9.5583</text:p>
          </table:table-cell>
          <table:table-cell table:style-name="ce40" table:formula="of:=[.F5]" office:value-type="float" office:value="61.56849" calcext:value-type="float">
            <text:p>61.5685</text:p>
          </table:table-cell>
          <table:table-cell table:style-name="ce40" table:formula="of:=[.G5]" office:value-type="float" office:value="423.80569" calcext:value-type="float">
            <text:p>423.8057</text:p>
          </table:table-cell>
          <table:table-cell table:style-name="ce40" table:formula="of:=[.H5]" office:value-type="float" office:value="2990.27421" calcext:value-type="float">
            <text:p>2,990.2742</text:p>
          </table:table-cell>
          <table:table-cell table:style-name="ce40" table:formula="of:=[.I5]" office:value-type="float" office:value="20937.95413" calcext:value-type="float">
            <text:p>20,937.9541</text:p>
          </table:table-cell>
          <table:table-cell table:style-name="ce40" table:formula="of:=[.J5]" office:value-type="float" office:value="146602.21043" calcext:value-type="float">
            <text:p>146,602.2104</text:p>
          </table:table-cell>
          <table:table-cell office:value-type="float" office:value="2.40823996531185" calcext:value-type="float">
            <text:p>2.40823996531185</text:p>
          </table:table-cell>
          <table:table-cell office:value-type="float" office:value="1.87172498560772" calcext:value-type="float">
            <text:p>1.87172498560772</text:p>
          </table:table-cell>
          <table:table-cell office:value-type="float" office:value="1.71448609438528" calcext:value-type="float">
            <text:p>1.71448609438528</text:p>
          </table:table-cell>
          <table:table-cell office:value-type="float" office:value="-0.157238891222439" calcext:value-type="float">
            <text:p>-0.157238891222439</text:p>
          </table:table-cell>
          <table:table-cell table:number-columns-repeated="3"/>
          <table:table-cell office:value-type="float" office:value="2.40823996531185" calcext:value-type="float">
            <text:p>2.40823996531185</text:p>
          </table:table-cell>
          <table:table-cell office:value-type="float" office:value="3.4757828927845" calcext:value-type="float">
            <text:p>3.4757828927845</text:p>
          </table:table-cell>
          <table:table-cell office:value-type="float" office:value="3.47571101522393" calcext:value-type="float">
            <text:p>3.47571101522393</text:p>
          </table:table-cell>
          <table:table-cell office:value-type="float" office:value="-0.0000718775605754729" calcext:value-type="float">
            <text:p>-7.18775605754729E-05</text:p>
          </table:table-cell>
          <table:table-cell table:number-columns-repeated="3"/>
          <table:table-cell office:value-type="float" office:value="2.40823996531185" calcext:value-type="float">
            <text:p>2.40823996531185</text:p>
          </table:table-cell>
          <table:table-cell office:value-type="float" office:value="1.91466371422954" calcext:value-type="float">
            <text:p>1.91466371422954</text:p>
          </table:table-cell>
          <table:table-cell office:value-type="float" office:value="1.92077235145106" calcext:value-type="float">
            <text:p>1.92077235145106</text:p>
          </table:table-cell>
          <table:table-cell office:value-type="float" office:value="0.0061086372215251" calcext:value-type="float">
            <text:p>0.006108637221525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StrassenSeuil</text:p>
          </table:table-cell>
          <table:table-cell table:style-name="ce40" table:formula="of:=[.B6]" office:value-type="float" office:value="0.00128" calcext:value-type="float">
            <text:p>0.0013</text:p>
          </table:table-cell>
          <table:table-cell table:style-name="ce40" table:formula="of:=[.C6]" office:value-type="float" office:value="0.00273" calcext:value-type="float">
            <text:p>0.0027</text:p>
          </table:table-cell>
          <table:table-cell table:style-name="ce40" table:formula="of:=[.D6]" office:value-type="float" office:value="0.02923" calcext:value-type="float">
            <text:p>0.0292</text:p>
          </table:table-cell>
          <table:table-cell table:style-name="ce40" table:formula="of:=[.E6]" office:value-type="float" office:value="0.26083" calcext:value-type="float">
            <text:p>0.2608</text:p>
          </table:table-cell>
          <table:table-cell table:style-name="ce40" table:formula="of:=[.F6]" office:value-type="float" office:value="1.84361" calcext:value-type="float">
            <text:p>1.8436</text:p>
          </table:table-cell>
          <table:table-cell table:style-name="ce40" table:formula="of:=[.G6]" office:value-type="float" office:value="12.45615" calcext:value-type="float">
            <text:p>12.4562</text:p>
          </table:table-cell>
          <table:table-cell table:style-name="ce40" table:formula="of:=[.H6]" office:value-type="float" office:value="83.32443" calcext:value-type="float">
            <text:p>83.3244</text:p>
          </table:table-cell>
          <table:table-cell table:style-name="ce40" table:formula="of:=[.I6]" office:value-type="float" office:value="580.23932" calcext:value-type="float">
            <text:p>580.2393</text:p>
          </table:table-cell>
          <table:table-cell table:style-name="ce40" table:formula="of:=[.J6]" office:value-type="float" office:value="3973.82807" calcext:value-type="float">
            <text:p>3,973.8281</text:p>
          </table:table-cell>
          <table:table-cell office:value-type="float" office:value="2.70926996097583" calcext:value-type="float">
            <text:p>2.70926996097583</text:p>
          </table:table-cell>
          <table:table-cell office:value-type="float" office:value="2.76656521949354" calcext:value-type="float">
            <text:p>2.76656521949354</text:p>
          </table:table-cell>
          <table:table-cell office:value-type="float" office:value="3.05895985566712" calcext:value-type="float">
            <text:p>3.05895985566712</text:p>
          </table:table-cell>
          <table:table-cell office:value-type="float" office:value="0.29239463617358" calcext:value-type="float">
            <text:p>0.29239463617358</text:p>
          </table:table-cell>
          <table:table-cell table:number-columns-repeated="3"/>
          <table:table-cell office:value-type="float" office:value="2.70926996097583" calcext:value-type="float">
            <text:p>2.70926996097583</text:p>
          </table:table-cell>
          <table:table-cell office:value-type="float" office:value="4.29430161297355" calcext:value-type="float">
            <text:p>4.29430161297355</text:p>
          </table:table-cell>
          <table:table-cell office:value-type="float" office:value="4.32093424403533" calcext:value-type="float">
            <text:p>4.32093424403533</text:p>
          </table:table-cell>
          <table:table-cell office:value-type="float" office:value="0.0266326310617764" calcext:value-type="float">
            <text:p>0.026632631061776</text:p>
          </table:table-cell>
          <table:table-cell table:number-columns-repeated="3"/>
          <table:table-cell office:value-type="float" office:value="2.70926996097583" calcext:value-type="float">
            <text:p>2.70926996097583</text:p>
          </table:table-cell>
          <table:table-cell office:value-type="float" office:value="2.75698443589195" calcext:value-type="float">
            <text:p>2.75698443589195</text:p>
          </table:table-cell>
          <table:table-cell office:value-type="float" office:value="2.76360715549116" calcext:value-type="float">
            <text:p>2.76360715549116</text:p>
          </table:table-cell>
          <table:table-cell office:value-type="float" office:value="0.00662271959920657" calcext:value-type="float">
            <text:p>0.006622719599207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Régression</text:p>
          </table:table-cell>
          <table:table-cell office:value-type="float" office:value="-17.6424771302032" calcext:value-type="float">
            <text:p>-17.6424771302032</text:p>
          </table:table-cell>
          <table:table-cell office:value-type="float" office:value="-17.4844808807042" calcext:value-type="float">
            <text:p>-17.4844808807042</text:p>
          </table:table-cell>
          <table:table-cell office:value-type="float" office:value="-16.3841310887039" calcext:value-type="float">
            <text:p>-16.3841310887039</text:p>
          </table:table-cell>
          <table:table-cell office:value-type="float" office:value="-8.72085003871514" calcext:value-type="float">
            <text:p>-8.72085003871514</text:p>
          </table:table-cell>
          <table:table-cell office:value-type="float" office:value="44.6493390393989" calcext:value-type="float">
            <text:p>44.6493390393989</text:p>
          </table:table-cell>
          <table:table-cell office:value-type="float" office:value="416.340924360782" calcext:value-type="float">
            <text:p>416.340924360782</text:p>
          </table:table-cell>
          <table:table-cell office:value-type="float" office:value="3004.95147615245" calcext:value-type="float">
            <text:p>3004.95147615245</text:p>
          </table:table-cell>
          <table:table-cell office:value-type="float" office:value="21033.0824682847" calcext:value-type="float">
            <text:p>21033.0824682847</text:p>
          </table:table-cell>
          <table:table-cell office:value-type="float" office:value="146588.279191301" calcext:value-type="float">
            <text:p>146588.279191301</text:p>
          </table:table-cell>
          <table:table-cell table:style-name="ce22" office:value-type="float" office:value="3.01029995663981" calcext:value-type="float">
            <text:p>3.01029995663981</text:p>
          </table:table-cell>
          <table:table-cell table:style-name="ce24" office:value-type="float" office:value="3.66140545337937" calcext:value-type="float">
            <text:p>3.66140545337937</text:p>
          </table:table-cell>
          <table:table-cell table:style-name="ce24" office:value-type="float" office:value="3.87929079668437" calcext:value-type="float">
            <text:p>3.87929079668437</text:p>
          </table:table-cell>
          <table:table-cell table:style-name="ce24" office:value-type="float" office:value="0.217885343305004" calcext:value-type="float">
            <text:p>0.217885343305004</text:p>
          </table:table-cell>
          <table:table-cell table:style-name="ce24" table:number-columns-repeated="2"/>
          <table:table-cell table:style-name="ce27"/>
          <table:table-cell table:style-name="ce22" office:value-type="float" office:value="3.01029995663981" calcext:value-type="float">
            <text:p>3.01029995663981</text:p>
          </table:table-cell>
          <table:table-cell table:style-name="ce24" office:value-type="float" office:value="5.1128203331626" calcext:value-type="float">
            <text:p>5.1128203331626</text:p>
          </table:table-cell>
          <table:table-cell table:style-name="ce24" office:value-type="float" office:value="5.16614051853372" calcext:value-type="float">
            <text:p>5.16614051853372</text:p>
          </table:table-cell>
          <table:table-cell table:style-name="ce24" office:value-type="float" office:value="0.0533201853711161" calcext:value-type="float">
            <text:p>0.053320185371116</text:p>
          </table:table-cell>
          <table:table-cell table:style-name="ce24" table:number-columns-repeated="2"/>
          <table:table-cell table:style-name="ce27"/>
          <table:table-cell table:style-name="ce22" office:value-type="float" office:value="3.01029995663981" calcext:value-type="float">
            <text:p>3.01029995663981</text:p>
          </table:table-cell>
          <table:table-cell table:style-name="ce24" office:value-type="float" office:value="3.59930515755436" calcext:value-type="float">
            <text:p>3.59930515755436</text:p>
          </table:table-cell>
          <table:table-cell table:style-name="ce24" office:value-type="float" office:value="3.59920907317502" calcext:value-type="float">
            <text:p>3.59920907317502</text:p>
          </table:table-cell>
          <table:table-cell table:style-name="ce24" office:value-type="float" office:value="-0.0000960843793400557" calcext:value-type="float">
            <text:p>-9.60843793400557E-05</text:p>
          </table:table-cell>
          <table:table-cell table:style-name="ce24" table:number-columns-repeated="2"/>
          <table:table-cell table:style-name="ce27"/>
        </table:table-row>
        <table:table-row table:style-name="ro2">
          <table:table-cell table:style-name="ce32" office:value-type="string" calcext:value-type="string">
            <text:p>Régression</text:p>
          </table:table-cell>
          <table:table-cell office:value-type="float" office:value="1.34204365151471" calcext:value-type="float">
            <text:p>1.34204365151471</text:p>
          </table:table-cell>
          <table:table-cell office:value-type="float" office:value="1.34632606112143" calcext:value-type="float">
            <text:p>1.34632606112143</text:p>
          </table:table-cell>
          <table:table-cell office:value-type="float" office:value="1.37615049388456" calcext:value-type="float">
            <text:p>1.37615049388456</text:p>
          </table:table-cell>
          <table:table-cell office:value-type="float" office:value="1.58385990782001" calcext:value-type="float">
            <text:p>1.58385990782001</text:p>
          </table:table-cell>
          <table:table-cell office:value-type="float" office:value="3.03043228624732" calcext:value-type="float">
            <text:p>3.03043228624732</text:p>
          </table:table-cell>
          <table:table-cell office:value-type="float" office:value="13.1049474773554" calcext:value-type="float">
            <text:p>13.1049474773554</text:p>
          </table:table-cell>
          <table:table-cell office:value-type="float" office:value="83.2679464737911" calcext:value-type="float">
            <text:p>83.2679464737911</text:p>
          </table:table-cell>
          <table:table-cell office:value-type="float" office:value="571.911452864931" calcext:value-type="float">
            <text:p>571.911452864931</text:p>
          </table:table-cell>
          <table:table-cell office:value-type="float" office:value="3975.02249078333" calcext:value-type="float">
            <text:p>3975.02249078333</text:p>
          </table:table-cell>
          <table:table-cell table:style-name="ce20" office:value-type="string" calcext:value-type="string">
            <text:p><text:span text:style-name="T1">Regression</text:span></text:p>
          </table:table-cell>
          <table:table-cell table:style-name="ce23" table:number-columns-repeated="5"/>
          <table:table-cell table:style-name="ce25"/>
          <table:table-cell table:style-name="ce20" office:value-type="string" calcext:value-type="string">
            <text:p><text:span text:style-name="T1">Regression</text:span></text:p>
          </table:table-cell>
          <table:table-cell table:style-name="ce23" table:number-columns-repeated="5"/>
          <table:table-cell table:style-name="ce25"/>
          <table:table-cell table:style-name="ce20" office:value-type="string" calcext:value-type="string">
            <text:p><text:span text:style-name="T1">Regression</text:span></text:p>
          </table:table-cell>
          <table:table-cell table:style-name="ce23" table:number-columns-repeated="5"/>
          <table:table-cell table:style-name="ce25"/>
        </table:table-row>
        <table:table-row table:style-name="ro1">
          <table:table-cell/>
          <table:table-cell table:style-name="ce32" office:value-type="string" calcext:value-type="string" table:number-columns-spanned="9" table:number-rows-spanned="1">
            <text:p>Constantes</text:p>
          </table:table-cell>
          <table:covered-table-cell table:number-columns-repeated="8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Conventionel</text:p>
          </table:table-cell>
          <table:table-cell table:style-name="ce39" table:formula="of:=[.L67]" office:value-type="float" office:value="0.00000706210438273849" calcext:value-type="float" table:number-columns-spanned="9" table:number-rows-spanned="1">
            <text:p>7.06210438273849E-06</text:p>
          </table:table-cell>
          <table:covered-table-cell table:number-columns-repeated="8" table:style-name="ce39"/>
          <table:table-cell table:number-columns-repeated="21"/>
        </table:table-row>
        <table:table-row table:style-name="ro1">
          <table:table-cell table:style-name="ce33" office:value-type="string" calcext:value-type="string">
            <text:p>Strassen</text:p>
          </table:table-cell>
          <table:table-cell table:style-name="ce39" table:formula="of:=[.S67]" office:value-type="float" office:value="0.000546149716370899" calcext:value-type="float" table:number-columns-spanned="9" table:number-rows-spanned="1">
            <text:p>0.000546149716371</text:p>
          </table:table-cell>
          <table:covered-table-cell table:number-columns-repeated="8" table:style-name="ce39"/>
          <table:table-cell office:value-type="string" calcext:value-type="string">
            <text:p>LINEST raw output</text:p>
          </table:table-cell>
          <table:table-cell table:number-columns-repeated="6"/>
          <table:table-cell office:value-type="string" calcext:value-type="string">
            <text:p>LINEST raw output</text:p>
          </table:table-cell>
          <table:table-cell table:number-columns-repeated="6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style-name="ce33" office:value-type="string" calcext:value-type="string">
            <text:p>StrassenSeuil</text:p>
          </table:table-cell>
          <table:table-cell table:style-name="ce39" table:formula="of:=[.Z67]" office:value-type="float" office:value="0.0000148031158936259" calcext:value-type="float" table:number-columns-spanned="9" table:number-rows-spanned="1">
            <text:p>1.48031158936259E-05</text:p>
          </table:table-cell>
          <table:covered-table-cell table:number-columns-repeated="8" table:style-name="ce39"/>
          <table:table-cell table:number-matrix-columns-spanned="2" table:number-matrix-rows-spanned="5" table:formula="of:=LINEST([.$B$34:.$J$34] ; [.$B$33:.$J$33] ; 1 ; 1)" office:value-type="float" office:value="0.00000706210438273849" calcext:value-type="float">
            <text:p>7.06210438273849E-06</text:p>
          </table:table-cell>
          <table:table-cell office:value-type="float" office:value="12.3865225773734" calcext:value-type="float">
            <text:p>12.3865225773734</text:p>
          </table:table-cell>
          <table:table-cell table:number-columns-repeated="5"/>
          <table:table-cell table:number-matrix-columns-spanned="2" table:number-matrix-rows-spanned="5" table:formula="of:=LINEST([.$B$37:.$J$37] ; [.$B$36:.$J$36] ; 1 ; 1)" office:value-type="float" office:value="0.000546149716370899" calcext:value-type="float">
            <text:p>0.000546149716371</text:p>
          </table:table-cell>
          <table:table-cell office:value-type="float" office:value="-17.6689669917359" calcext:value-type="float">
            <text:p>-17.6689669917359</text:p>
          </table:table-cell>
          <table:table-cell table:number-columns-repeated="5"/>
          <table:table-cell table:number-matrix-columns-spanned="2" table:number-matrix-rows-spanned="5" table:formula="of:=LINEST([.$B$38:.$J$38] ; [.$B$36:.$J$36] ; 1 ; 1)" office:value-type="float" office:value="0.0000148031158936259" calcext:value-type="float">
            <text:p>1.48031158936259E-05</text:p>
          </table:table-cell>
          <table:table-cell office:value-type="float" office:value="1.34132565701884" calcext:value-type="float">
            <text:p>1.3413256570188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0000000775428690516679" calcext:value-type="float">
            <text:p>7.75428690516679E-08</text:p>
          </table:table-cell>
          <table:table-cell office:value-type="float" office:value="27.9730739302776" calcext:value-type="float">
            <text:p>27.9730739302776</text:p>
          </table:table-cell>
          <table:table-cell table:number-columns-repeated="5"/>
          <table:table-cell office:value-type="float" office:value="0.000000158931020131945" calcext:value-type="float">
            <text:p>1.58931020131945E-07</text:p>
          </table:table-cell>
          <table:table-cell office:value-type="float" office:value="14.3698118972685" calcext:value-type="float">
            <text:p>14.3698118972685</text:p>
          </table:table-cell>
          <table:table-cell table:number-columns-repeated="5"/>
          <table:table-cell office:value-type="float" office:value="0.0000000134868074034845" calcext:value-type="float">
            <text:p>1.34868074034845E-08</text:p>
          </table:table-cell>
          <table:table-cell office:value-type="float" office:value="1.21941509795799" calcext:value-type="float">
            <text:p>1.2194150979579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.999156767880388" calcext:value-type="float">
            <text:p>0.999156767880388</text:p>
          </table:table-cell>
          <table:table-cell office:value-type="float" office:value="77.6941023877014" calcext:value-type="float">
            <text:p>77.6941023877014</text:p>
          </table:table-cell>
          <table:table-cell table:number-columns-repeated="5"/>
          <table:table-cell office:value-type="float" office:value="0.999999407222515" calcext:value-type="float">
            <text:p>0.999999407222515</text:p>
          </table:table-cell>
          <table:table-cell office:value-type="float" office:value="39.783045238482" calcext:value-type="float">
            <text:p>39.783045238482</text:p>
          </table:table-cell>
          <table:table-cell table:number-columns-repeated="5"/>
          <table:table-cell office:value-type="float" office:value="0.999994189579687" calcext:value-type="float">
            <text:p>0.999994189579687</text:p>
          </table:table-cell>
          <table:table-cell office:value-type="float" office:value="3.37596945272279" calcext:value-type="float">
            <text:p>3.3759694527227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8294.39155897338" calcext:value-type="float">
            <text:p>8294.3915589733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1808808.5827894" calcext:value-type="float">
            <text:p>11808808.582789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204725.12318626" calcext:value-type="float">
            <text:p>1204725.1231862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50068045.7853479" calcext:value-type="float">
            <text:p>50068045.7853479</text:p>
          </table:table-cell>
          <table:table-cell office:value-type="float" office:value="42254.6148208144" calcext:value-type="float">
            <text:p>42254.6148208144</text:p>
          </table:table-cell>
          <table:table-cell table:number-columns-repeated="5"/>
          <table:table-cell office:value-type="float" office:value="18689691385.635" calcext:value-type="float">
            <text:p>18689691385.635</text:p>
          </table:table-cell>
          <table:table-cell office:value-type="float" office:value="11078.8348191297" calcext:value-type="float">
            <text:p>11078.8348191297</text:p>
          </table:table-cell>
          <table:table-cell table:number-columns-repeated="5"/>
          <table:table-cell office:value-type="float" office:value="13730456.7258841" calcext:value-type="float">
            <text:p>13730456.7258841</text:p>
          </table:table-cell>
          <table:table-cell office:value-type="float" office:value="79.7801882200218" calcext:value-type="float">
            <text:p>79.7801882200218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0"/>
          <table:table-cell office:value-type="string" calcext:value-type="string">
            <text:p>Regression Statistics</text:p>
          </table:table-cell>
          <table:table-cell table:number-columns-repeated="6"/>
          <table:table-cell office:value-type="string" calcext:value-type="string">
            <text:p>Regression Statistics</text:p>
          </table:table-cell>
          <table:table-cell table:number-columns-repeated="6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R^2</text:p>
          </table:table-cell>
          <table:table-cell table:formula="of:=[.$K$46]" office:value-type="float" office:value="0.999156767880388" calcext:value-type="float">
            <text:p>0.999156767880388</text:p>
          </table:table-cell>
          <table:table-cell table:number-columns-repeated="5"/>
          <table:table-cell office:value-type="string" calcext:value-type="string">
            <text:p>R^2</text:p>
          </table:table-cell>
          <table:table-cell table:formula="of:=[.$R$46]" office:value-type="float" office:value="0.999999407222515" calcext:value-type="float">
            <text:p>0.999999407222515</text:p>
          </table:table-cell>
          <table:table-cell table:number-columns-repeated="5"/>
          <table:table-cell office:value-type="string" calcext:value-type="string">
            <text:p>R^2</text:p>
          </table:table-cell>
          <table:table-cell table:formula="of:=[.$Y$46]" office:value-type="float" office:value="0.999994189579687" calcext:value-type="float">
            <text:p>0.99999418957968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Standard Error</text:p>
          </table:table-cell>
          <table:table-cell table:formula="of:=[.$L$46]" office:value-type="float" office:value="77.6941023877014" calcext:value-type="float">
            <text:p>77.6941023877014</text:p>
          </table:table-cell>
          <table:table-cell table:number-columns-repeated="5"/>
          <table:table-cell office:value-type="string" calcext:value-type="string">
            <text:p>Standard Error</text:p>
          </table:table-cell>
          <table:table-cell table:formula="of:=[.$S$46]" office:value-type="float" office:value="39.783045238482" calcext:value-type="float">
            <text:p>39.783045238482</text:p>
          </table:table-cell>
          <table:table-cell table:number-columns-repeated="5"/>
          <table:table-cell office:value-type="string" calcext:value-type="string">
            <text:p>Standard Error</text:p>
          </table:table-cell>
          <table:table-cell table:formula="of:=[.$Z$46]" office:value-type="float" office:value="3.37596945272279" calcext:value-type="float">
            <text:p>3.3759694527227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Observations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Adjusted R^2</text:p>
          </table:table-cell>
          <table:table-cell table:formula="of:=1 - (1 - [.$K$46])*([.$L$54] - 1)/([.$L$54] - [.$L$53] - 1)" office:value-type="float" office:value="0.999036306149015" calcext:value-type="float">
            <text:p>0.999036306149015</text:p>
          </table:table-cell>
          <table:table-cell table:number-columns-repeated="5"/>
          <table:table-cell office:value-type="string" calcext:value-type="string">
            <text:p>Adjusted R^2</text:p>
          </table:table-cell>
          <table:table-cell table:formula="of:=1 - (1 - [.$R$46])*([.$S$54] - 1)/([.$S$54] - [.$S$53] - 1)" office:value-type="float" office:value="0.999999322540017" calcext:value-type="float">
            <text:p>0.999999322540017</text:p>
          </table:table-cell>
          <table:table-cell table:number-columns-repeated="5"/>
          <table:table-cell office:value-type="string" calcext:value-type="string">
            <text:p>Adjusted R^2</text:p>
          </table:table-cell>
          <table:table-cell table:formula="of:=1 - (1 - [.$Y$46])*([.$Z$54] - 1)/([.$Z$54] - [.$Z$53] - 1)" office:value-type="float" office:value="0.999993359519642" calcext:value-type="float">
            <text:p>0.999993359519642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0"/>
          <table:table-cell office:value-type="string" calcext:value-type="string">
            <text:p>Analysis of Variance (ANOVA)</text:p>
          </table:table-cell>
          <table:table-cell table:number-columns-repeated="6"/>
          <table:table-cell office:value-type="string" calcext:value-type="string">
            <text:p>Analysis of Variance (ANOVA)</text:p>
          </table:table-cell>
          <table:table-cell table:number-columns-repeated="6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Regression</text:p>
          </table:table-cell>
          <table:table-cell table:formula="of:=[.$L$53]" office:value-type="float" office:value="1" calcext:value-type="float">
            <text:p>1</text:p>
          </table:table-cell>
          <table:table-cell table:formula="of:=[.$K$48]" office:value-type="float" office:value="50068045.7853479" calcext:value-type="float">
            <text:p>50068045.7853479</text:p>
          </table:table-cell>
          <table:table-cell table:formula="of:=[.$K$48] / [.$L$59]" office:value-type="float" office:value="50068045.7853479" calcext:value-type="float">
            <text:p>50068045.7853479</text:p>
          </table:table-cell>
          <table:table-cell table:formula="of:=[.$K$47]" office:value-type="float" office:value="8294.39155897338" calcext:value-type="float">
            <text:p>8294.39155897338</text:p>
          </table:table-cell>
          <table:table-cell table:formula="of:=LEGACY.FDIST([.$K$47] ; [.$L$59] ; [.$L$47])" office:value-type="float" office:value="0.00000000000506861751847462" calcext:value-type="float">
            <text:p>5.06861751847462E-12</text:p>
          </table:table-cell>
          <table:table-cell/>
          <table:table-cell office:value-type="string" calcext:value-type="string">
            <text:p>Regression</text:p>
          </table:table-cell>
          <table:table-cell table:formula="of:=[.$S$53]" office:value-type="float" office:value="1" calcext:value-type="float">
            <text:p>1</text:p>
          </table:table-cell>
          <table:table-cell table:formula="of:=[.$R$48]" office:value-type="float" office:value="18689691385.635" calcext:value-type="float">
            <text:p>18689691385.635</text:p>
          </table:table-cell>
          <table:table-cell table:formula="of:=[.$R$48] / [.$S$59]" office:value-type="float" office:value="18689691385.635" calcext:value-type="float">
            <text:p>18689691385.635</text:p>
          </table:table-cell>
          <table:table-cell table:formula="of:=[.$R$47]" office:value-type="float" office:value="11808808.5827894" calcext:value-type="float">
            <text:p>11808808.5827894</text:p>
          </table:table-cell>
          <table:table-cell table:formula="of:=LEGACY.FDIST([.$R$47] ; [.$S$59] ; [.$S$47])" office:value-type="float" office:value="4.66716452067434E-023" calcext:value-type="float">
            <text:p>4.66716452067434E-23</text:p>
          </table:table-cell>
          <table:table-cell/>
          <table:table-cell office:value-type="string" calcext:value-type="string">
            <text:p>Regression</text:p>
          </table:table-cell>
          <table:table-cell table:formula="of:=[.$Z$53]" office:value-type="float" office:value="1" calcext:value-type="float">
            <text:p>1</text:p>
          </table:table-cell>
          <table:table-cell table:formula="of:=[.$Y$48]" office:value-type="float" office:value="13730456.7258841" calcext:value-type="float">
            <text:p>13730456.7258841</text:p>
          </table:table-cell>
          <table:table-cell table:formula="of:=[.$Y$48] / [.$Z$59]" office:value-type="float" office:value="13730456.7258841" calcext:value-type="float">
            <text:p>13730456.7258841</text:p>
          </table:table-cell>
          <table:table-cell table:formula="of:=[.$Y$47]" office:value-type="float" office:value="1204725.12318626" calcext:value-type="float">
            <text:p>1204725.12318626</text:p>
          </table:table-cell>
          <table:table-cell table:formula="of:=LEGACY.FDIST([.$Y$47] ; [.$Z$59] ; [.$Z$47])" office:value-type="float" office:value="1.37613000910802E-019" calcext:value-type="float">
            <text:p>1.37613000910802E-19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Residual</text:p>
          </table:table-cell>
          <table:table-cell table:formula="of:=[.$L$47]" office:value-type="float" office:value="7" calcext:value-type="float">
            <text:p>7</text:p>
          </table:table-cell>
          <table:table-cell table:formula="of:=[.$L$48]" office:value-type="float" office:value="42254.6148208144" calcext:value-type="float">
            <text:p>42254.6148208144</text:p>
          </table:table-cell>
          <table:table-cell table:formula="of:=[.$L$48] / [.$L$47]" office:value-type="float" office:value="6036.37354583063" calcext:value-type="float">
            <text:p>6036.37354583063</text:p>
          </table:table-cell>
          <table:table-cell table:number-columns-repeated="3"/>
          <table:table-cell office:value-type="string" calcext:value-type="string">
            <text:p>Residual</text:p>
          </table:table-cell>
          <table:table-cell table:formula="of:=[.$S$47]" office:value-type="float" office:value="7" calcext:value-type="float">
            <text:p>7</text:p>
          </table:table-cell>
          <table:table-cell table:formula="of:=[.$S$48]" office:value-type="float" office:value="11078.8348191297" calcext:value-type="float">
            <text:p>11078.8348191297</text:p>
          </table:table-cell>
          <table:table-cell table:formula="of:=[.$S$48] / [.$S$47]" office:value-type="float" office:value="1582.6906884471" calcext:value-type="float">
            <text:p>1582.6906884471</text:p>
          </table:table-cell>
          <table:table-cell table:number-columns-repeated="3"/>
          <table:table-cell office:value-type="string" calcext:value-type="string">
            <text:p>Residual</text:p>
          </table:table-cell>
          <table:table-cell table:formula="of:=[.$Z$47]" office:value-type="float" office:value="7" calcext:value-type="float">
            <text:p>7</text:p>
          </table:table-cell>
          <table:table-cell table:formula="of:=[.$Z$48]" office:value-type="float" office:value="79.7801882200218" calcext:value-type="float">
            <text:p>79.7801882200218</text:p>
          </table:table-cell>
          <table:table-cell table:formula="of:=[.$Z$48] / [.$Z$47]" office:value-type="float" office:value="11.3971697457174" calcext:value-type="float">
            <text:p>11.397169745717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table:formula="of:=[.$L$59] + [.$L$47]" office:value-type="float" office:value="8" calcext:value-type="float">
            <text:p>8</text:p>
          </table:table-cell>
          <table:table-cell table:formula="of:=[.$K$48] + [.$L$48]" office:value-type="float" office:value="50110300.4001687" calcext:value-type="float">
            <text:p>50110300.4001687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[.$S$59] + [.$S$47]" office:value-type="float" office:value="8" calcext:value-type="float">
            <text:p>8</text:p>
          </table:table-cell>
          <table:table-cell table:formula="of:=[.$R$48] + [.$S$48]" office:value-type="float" office:value="18689702464.4698" calcext:value-type="float">
            <text:p>18689702464.4698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[.$Z$59] + [.$Z$47]" office:value-type="float" office:value="8" calcext:value-type="float">
            <text:p>8</text:p>
          </table:table-cell>
          <table:table-cell table:formula="of:=[.$Y$48] + [.$Z$48]" office:value-type="float" office:value="13730536.5060724" calcext:value-type="float">
            <text:p>13730536.5060724</text:p>
          </table:table-cell>
          <table:table-cell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0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1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L$63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L$63] * 100) ; &quot;%&quot;)" office:value-type="string" office:string-value="Upper 95%" calcext:value-type="string">
            <text:p>Upper 95%</text:p>
          </table:table-cell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S$63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S$63] * 100) ; &quot;%&quot;)" office:value-type="string" office:string-value="Upper 95%" calcext:value-type="string">
            <text:p>Upper 95%</text:p>
          </table:table-cell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Z$63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Z$63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number-columns-repeated="10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K$44:.$L$44]; 1 ; 68 - ROW())" office:value-type="float" office:value="12.3865225773734" calcext:value-type="float">
            <text:p>12.3865225773734</text:p>
          </table:table-cell>
          <table:table-cell table:number-matrix-columns-spanned="1" table:number-matrix-rows-spanned="2" table:formula="of:=INDEX([.$K$45:.$L$45]; 1 ; 68 - ROW())" office:value-type="float" office:value="27.9730739302776" calcext:value-type="float">
            <text:p>27.9730739302776</text:p>
          </table:table-cell>
          <table:table-cell table:number-matrix-columns-spanned="1" table:number-matrix-rows-spanned="2" table:formula="of:=[.$L$66:.$L$67] / [.$M$66:.$M$67]" office:value-type="float" office:value="0.442801624456668" calcext:value-type="float">
            <text:p>0.442801624456668</text:p>
          </table:table-cell>
          <table:table-cell table:number-matrix-columns-spanned="1" table:number-matrix-rows-spanned="2" table:formula="of:=LEGACY.TDIST(ABS([.$N$66:.$N$67]) ; [.$L$47] ; 2 )" office:value-type="float" office:value="0.671269479433565" calcext:value-type="float">
            <text:p>0.671269479433565</text:p>
          </table:table-cell>
          <table:table-cell table:number-matrix-columns-spanned="1" table:number-matrix-rows-spanned="2" table:formula="of:=[.$L$66:.$L$67] - [.$M$66:.$M$67] * TINV(1 - [.$L$63] ; [.$L$47])" office:value-type="float" office:value="-53.759286429759" calcext:value-type="float">
            <text:p>-53.759286429759</text:p>
          </table:table-cell>
          <table:table-cell table:number-matrix-columns-spanned="1" table:number-matrix-rows-spanned="2" table:formula="of:=[.$L$66:.$L$67] + [.$M$66:.$M$67] * TINV(1 - [.$L$63] ; [.$L$47])" office:value-type="float" office:value="78.5323315845058" calcext:value-type="float">
            <text:p>78.5323315845058</text:p>
          </table:table-cell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R$44:.$S$44]; 1 ; 68 - ROW())" office:value-type="float" office:value="-17.6689669917359" calcext:value-type="float">
            <text:p>-17.6689669917359</text:p>
          </table:table-cell>
          <table:table-cell table:number-matrix-columns-spanned="1" table:number-matrix-rows-spanned="2" table:formula="of:=INDEX([.$R$45:.$S$45]; 1 ; 68 - ROW())" office:value-type="float" office:value="14.3698118972685" calcext:value-type="float">
            <text:p>14.3698118972685</text:p>
          </table:table-cell>
          <table:table-cell table:number-matrix-columns-spanned="1" table:number-matrix-rows-spanned="2" table:formula="of:=[.$S$66:.$S$67] / [.$T$66:.$T$67]" office:value-type="float" office:value="-1.22958930277262" calcext:value-type="float">
            <text:p>-1.22958930277262</text:p>
          </table:table-cell>
          <table:table-cell table:number-matrix-columns-spanned="1" table:number-matrix-rows-spanned="2" table:formula="of:=LEGACY.TDIST(ABS([.$U$66:.$U$67]) ; [.$S$47] ; 2 )" office:value-type="float" office:value="0.258571801461515" calcext:value-type="float">
            <text:p>0.258571801461515</text:p>
          </table:table-cell>
          <table:table-cell table:number-matrix-columns-spanned="1" table:number-matrix-rows-spanned="2" table:formula="of:=[.$S$66:.$S$67] - [.$T$66:.$T$67] * TINV(1 - [.$S$63] ; [.$S$47])" office:value-type="float" office:value="-51.6481726948435" calcext:value-type="float">
            <text:p>-51.6481726948435</text:p>
          </table:table-cell>
          <table:table-cell table:number-matrix-columns-spanned="1" table:number-matrix-rows-spanned="2" table:formula="of:=[.$S$66:.$S$67] + [.$T$66:.$T$67] * TINV(1 - [.$S$63] ; [.$S$47])" office:value-type="float" office:value="16.3102387113716" calcext:value-type="float">
            <text:p>16.3102387113716</text:p>
          </table:table-cell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Y$44:.$Z$44]; 1 ; 68 - ROW())" office:value-type="float" office:value="1.34132565701884" calcext:value-type="float">
            <text:p>1.34132565701884</text:p>
          </table:table-cell>
          <table:table-cell table:number-matrix-columns-spanned="1" table:number-matrix-rows-spanned="2" table:formula="of:=INDEX([.$Y$45:.$Z$45]; 1 ; 68 - ROW())" office:value-type="float" office:value="1.21941509795799" calcext:value-type="float">
            <text:p>1.21941509795799</text:p>
          </table:table-cell>
          <table:table-cell table:number-matrix-columns-spanned="1" table:number-matrix-rows-spanned="2" table:formula="of:=[.$Z$66:.$Z$67] / [.$AA$66:.$AA$67]" office:value-type="float" office:value="1.09997461837646" calcext:value-type="float">
            <text:p>1.09997461837646</text:p>
          </table:table-cell>
          <table:table-cell table:number-matrix-columns-spanned="1" table:number-matrix-rows-spanned="2" table:formula="of:=LEGACY.TDIST(ABS([.$AB$66:.$AB$67]) ; [.$Z$47] ; 2 )" office:value-type="float" office:value="0.307726583324518" calcext:value-type="float">
            <text:p>0.307726583324518</text:p>
          </table:table-cell>
          <table:table-cell table:number-matrix-columns-spanned="1" table:number-matrix-rows-spanned="2" table:formula="of:=[.$Z$66:.$Z$67] - [.$AA$66:.$AA$67] * TINV(1 - [.$Z$63] ; [.$Z$47])" office:value-type="float" office:value="-1.54213285637102" calcext:value-type="float">
            <text:p>-1.54213285637102</text:p>
          </table:table-cell>
          <table:table-cell table:number-matrix-columns-spanned="1" table:number-matrix-rows-spanned="2" table:formula="of:=[.$Z$66:.$Z$67] + [.$AA$66:.$AA$67] * TINV(1 - [.$Z$63] ; [.$Z$47])" office:value-type="float" office:value="4.2247841704087" calcext:value-type="float">
            <text:p>4.2247841704087</text:p>
          </table:table-cell>
        </table:table-row>
        <table:table-row table:style-name="ro1">
          <table:table-cell table:number-columns-repeated="10"/>
          <table:table-cell table:formula="of:=&quot;X1&quot;" office:value-type="string" office:string-value="X1" calcext:value-type="string">
            <text:p>X1</text:p>
          </table:table-cell>
          <table:table-cell office:value-type="float" office:value="0.00000706210438273849" calcext:value-type="float">
            <text:p>7.06210438273849E-06</text:p>
          </table:table-cell>
          <table:table-cell office:value-type="float" office:value="0.0000000775428690516679" calcext:value-type="float">
            <text:p>7.75428690516679E-08</text:p>
          </table:table-cell>
          <table:table-cell office:value-type="float" office:value="91.0735502710496" calcext:value-type="float">
            <text:p>91.0735502710496</text:p>
          </table:table-cell>
          <table:table-cell office:value-type="float" office:value="0.00000000000506861751847462" calcext:value-type="float">
            <text:p>5.06861751847462E-12</text:p>
          </table:table-cell>
          <table:table-cell office:value-type="float" office:value="0.00000687874463404083" calcext:value-type="float">
            <text:p>6.87874463404083E-06</text:p>
          </table:table-cell>
          <table:table-cell office:value-type="float" office:value="0.00000724546413143615" calcext:value-type="float">
            <text:p>7.24546413143615E-06</text:p>
          </table:table-cell>
          <table:table-cell table:formula="of:=&quot;X1&quot;" office:value-type="string" office:string-value="X1" calcext:value-type="string">
            <text:p>X1</text:p>
          </table:table-cell>
          <table:table-cell office:value-type="float" office:value="0.000546149716370899" calcext:value-type="float">
            <text:p>0.000546149716371</text:p>
          </table:table-cell>
          <table:table-cell office:value-type="float" office:value="0.000000158931020131945" calcext:value-type="float">
            <text:p>1.58931020131945E-07</text:p>
          </table:table-cell>
          <table:table-cell office:value-type="float" office:value="3436.39470707155" calcext:value-type="float">
            <text:p>3436.39470707155</text:p>
          </table:table-cell>
          <table:table-cell office:value-type="float" office:value="4.66716452067434E-023" calcext:value-type="float">
            <text:p>4.66716452067434E-23</text:p>
          </table:table-cell>
          <table:table-cell office:value-type="float" office:value="0.000545773904226364" calcext:value-type="float">
            <text:p>0.000545773904226</text:p>
          </table:table-cell>
          <table:table-cell office:value-type="float" office:value="0.000546525528515433" calcext:value-type="float">
            <text:p>0.000546525528515</text:p>
          </table:table-cell>
          <table:table-cell table:formula="of:=&quot;X1&quot;" office:value-type="string" office:string-value="X1" calcext:value-type="string">
            <text:p>X1</text:p>
          </table:table-cell>
          <table:table-cell office:value-type="float" office:value="0.0000148031158936259" calcext:value-type="float">
            <text:p>1.48031158936259E-05</text:p>
          </table:table-cell>
          <table:table-cell office:value-type="float" office:value="0.0000000134868074034845" calcext:value-type="float">
            <text:p>1.34868074034845E-08</text:p>
          </table:table-cell>
          <table:table-cell office:value-type="float" office:value="1097.59970990624" calcext:value-type="float">
            <text:p>1097.59970990624</text:p>
          </table:table-cell>
          <table:table-cell office:value-type="float" office:value="1.37613000910802E-019" calcext:value-type="float">
            <text:p>1.37613000910802E-19</text:p>
          </table:table-cell>
          <table:table-cell office:value-type="float" office:value="0.0000147712246617631" calcext:value-type="float">
            <text:p>1.47712246617631E-05</text:p>
          </table:table-cell>
          <table:table-cell office:value-type="float" office:value="0.0000148350071254888" calcext:value-type="float">
            <text:p>1.48350071254888E-0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10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columns-repeated="10"/>
          <table:table-cell table:number-matrix-columns-spanned="1" table:number-matrix-rows-spanned="9" table:formula="of:=TRANSPOSE([.$B$33:.$J$33])" office:value-type="float" office:value="64" calcext:value-type="float">
            <text:p>64</text:p>
          </table:table-cell>
          <table:table-cell table:number-matrix-columns-spanned="1" table:number-matrix-rows-spanned="9" table:formula="of:=MMULT([.$K$70:.$K$78] ; [.$L$67]) + [.$L$66]" office:value-type="float" office:value="12.3869745520539" calcext:value-type="float">
            <text:p>12.3869745520539</text:p>
          </table:table-cell>
          <table:table-cell table:number-matrix-columns-spanned="1" table:number-matrix-rows-spanned="9" table:formula="of:=TRANSPOSE([.$B$34:.$J$34])" office:value-type="float" office:value="0.00108" calcext:value-type="float">
            <text:p>0.00108</text:p>
          </table:table-cell>
          <table:table-cell table:number-matrix-columns-spanned="1" table:number-matrix-rows-spanned="9" table:formula="of:=[.$M$70:.$M$78] - [.$L$70:.$L$78]" office:value-type="float" office:value="-12.3858945520539" calcext:value-type="float">
            <text:p>-12.3858945520539</text:p>
          </table:table-cell>
          <table:table-cell table:number-columns-repeated="3"/>
          <table:table-cell table:number-matrix-columns-spanned="1" table:number-matrix-rows-spanned="9" table:formula="of:=TRANSPOSE([.$B$36:.$J$36])" office:value-type="float" office:value="48.5029301283327" calcext:value-type="float">
            <text:p>48.5029301283327</text:p>
          </table:table-cell>
          <table:table-cell table:number-matrix-columns-spanned="1" table:number-matrix-rows-spanned="9" table:formula="of:=MMULT([.$R$70:.$R$78] ; [.$S$67]) + [.$S$66]" office:value-type="float" office:value="-17.6424771302032" calcext:value-type="float">
            <text:p>-17.6424771302032</text:p>
          </table:table-cell>
          <table:table-cell table:number-matrix-columns-spanned="1" table:number-matrix-rows-spanned="9" table:formula="of:=TRANSPOSE([.$B$37:.$J$37])" office:value-type="float" office:value="0.0507" calcext:value-type="float">
            <text:p>0.0507</text:p>
          </table:table-cell>
          <table:table-cell table:number-matrix-columns-spanned="1" table:number-matrix-rows-spanned="9" table:formula="of:=[.$T$70:.$T$78] - [.$S$70:.$S$78]" office:value-type="float" office:value="17.6931771302032" calcext:value-type="float">
            <text:p>17.6931771302032</text:p>
          </table:table-cell>
          <table:table-cell table:number-columns-repeated="3"/>
          <table:table-cell table:number-matrix-columns-spanned="1" table:number-matrix-rows-spanned="9" table:formula="of:=TRANSPOSE([.$B$36:.$J$36])" office:value-type="float" office:value="48.5029301283327" calcext:value-type="float">
            <text:p>48.5029301283327</text:p>
          </table:table-cell>
          <table:table-cell table:number-matrix-columns-spanned="1" table:number-matrix-rows-spanned="9" table:formula="of:=MMULT([.$Y$70:.$Y$78] ; [.$Z$67]) + [.$Z$66]" office:value-type="float" office:value="1.34204365151471" calcext:value-type="float">
            <text:p>1.34204365151471</text:p>
          </table:table-cell>
          <table:table-cell table:number-matrix-columns-spanned="1" table:number-matrix-rows-spanned="9" table:formula="of:=TRANSPOSE([.$B$38:.$J$38])" office:value-type="float" office:value="0.00128" calcext:value-type="float">
            <text:p>0.00128</text:p>
          </table:table-cell>
          <table:table-cell table:number-matrix-columns-spanned="1" table:number-matrix-rows-spanned="9" table:formula="of:=[.$AA$70:.$AA$78] - [.$Z$70:.$Z$78]" office:value-type="float" office:value="-1.34076365151471" calcext:value-type="float">
            <text:p>-1.3407636515147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512" calcext:value-type="float">
            <text:p>512</text:p>
          </table:table-cell>
          <table:table-cell office:value-type="float" office:value="12.3901383748174" calcext:value-type="float">
            <text:p>12.3901383748174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-12.3882483748174" calcext:value-type="float">
            <text:p>-12.3882483748174</text:p>
          </table:table-cell>
          <table:table-cell table:number-columns-repeated="3"/>
          <table:table-cell office:value-type="float" office:value="337.794025157861" calcext:value-type="float">
            <text:p>337.794025157861</text:p>
          </table:table-cell>
          <table:table-cell office:value-type="float" office:value="-17.4844808807042" calcext:value-type="float">
            <text:p>-17.4844808807042</text:p>
          </table:table-cell>
          <table:table-cell office:value-type="float" office:value="0.21203" calcext:value-type="float">
            <text:p>0.21203</text:p>
          </table:table-cell>
          <table:table-cell office:value-type="float" office:value="17.6965108807042" calcext:value-type="float">
            <text:p>17.6965108807042</text:p>
          </table:table-cell>
          <table:table-cell table:number-columns-repeated="3"/>
          <table:table-cell office:value-type="float" office:value="337.794025157861" calcext:value-type="float">
            <text:p>337.794025157861</text:p>
          </table:table-cell>
          <table:table-cell office:value-type="float" office:value="1.34632606112143" calcext:value-type="float">
            <text:p>1.34632606112143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-1.34359606112143" calcext:value-type="float">
            <text:p>-1.3435960611214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4096" calcext:value-type="float">
            <text:p>4096</text:p>
          </table:table-cell>
          <table:table-cell office:value-type="float" office:value="12.4154489569251" calcext:value-type="float">
            <text:p>12.4154489569251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-12.4013089569251" calcext:value-type="float">
            <text:p>-12.4013089569251</text:p>
          </table:table-cell>
          <table:table-cell table:number-columns-repeated="3"/>
          <table:table-cell office:value-type="float" office:value="2352.53423103393" calcext:value-type="float">
            <text:p>2352.53423103393</text:p>
          </table:table-cell>
          <table:table-cell office:value-type="float" office:value="-16.3841310887039" calcext:value-type="float">
            <text:p>-16.3841310887039</text:p>
          </table:table-cell>
          <table:table-cell office:value-type="float" office:value="1.43752" calcext:value-type="float">
            <text:p>1.43752</text:p>
          </table:table-cell>
          <table:table-cell office:value-type="float" office:value="17.8216510887039" calcext:value-type="float">
            <text:p>17.8216510887039</text:p>
          </table:table-cell>
          <table:table-cell table:number-columns-repeated="3"/>
          <table:table-cell office:value-type="float" office:value="2352.53423103393" calcext:value-type="float">
            <text:p>2352.53423103393</text:p>
          </table:table-cell>
          <table:table-cell office:value-type="float" office:value="1.37615049388456" calcext:value-type="float">
            <text:p>1.37615049388456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-1.34692049388456" calcext:value-type="float">
            <text:p>-1.3469204938845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32768" calcext:value-type="float">
            <text:p>32768</text:p>
          </table:table-cell>
          <table:table-cell office:value-type="float" office:value="12.617933613787" calcext:value-type="float">
            <text:p>12.617933613787</text:p>
          </table:table-cell>
          <table:table-cell office:value-type="float" office:value="0.09039" calcext:value-type="float">
            <text:p>0.09039</text:p>
          </table:table-cell>
          <table:table-cell office:value-type="float" office:value="-12.527543613787" calcext:value-type="float">
            <text:p>-12.527543613787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-8.72085003871514" calcext:value-type="float">
            <text:p>-8.72085003871514</text:p>
          </table:table-cell>
          <table:table-cell office:value-type="float" office:value="9.55826" calcext:value-type="float">
            <text:p>9.55826</text:p>
          </table:table-cell>
          <table:table-cell office:value-type="float" office:value="18.2791100387151" calcext:value-type="float">
            <text:p>18.2791100387151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.58385990782001" calcext:value-type="float">
            <text:p>1.58385990782001</text:p>
          </table:table-cell>
          <table:table-cell office:value-type="float" office:value="0.26083" calcext:value-type="float">
            <text:p>0.26083</text:p>
          </table:table-cell>
          <table:table-cell office:value-type="float" office:value="-1.32302990782001" calcext:value-type="float">
            <text:p>-1.3230299078200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office:value-type="float" office:value="14.237810868682" calcext:value-type="float">
            <text:p>14.237810868682</text:p>
          </table:table-cell>
          <table:table-cell office:value-type="float" office:value="0.76157" calcext:value-type="float">
            <text:p>0.76157</text:p>
          </table:table-cell>
          <table:table-cell office:value-type="float" office:value="-13.476240868682" calcext:value-type="float">
            <text:p>-13.476240868682</text:p>
          </table:table-cell>
          <table:table-cell table:number-columns-repeated="3"/>
          <table:table-cell office:value-type="float" office:value="114104.80343235" calcext:value-type="float">
            <text:p>114104.80343235</text:p>
          </table:table-cell>
          <table:table-cell office:value-type="float" office:value="44.6493390393989" calcext:value-type="float">
            <text:p>44.6493390393989</text:p>
          </table:table-cell>
          <table:table-cell office:value-type="float" office:value="61.56849" calcext:value-type="float">
            <text:p>61.56849</text:p>
          </table:table-cell>
          <table:table-cell office:value-type="float" office:value="16.9191509606011" calcext:value-type="float">
            <text:p>16.9191509606011</text:p>
          </table:table-cell>
          <table:table-cell table:number-columns-repeated="3"/>
          <table:table-cell office:value-type="float" office:value="114104.80343235" calcext:value-type="float">
            <text:p>114104.80343235</text:p>
          </table:table-cell>
          <table:table-cell office:value-type="float" office:value="3.03043228624732" calcext:value-type="float">
            <text:p>3.03043228624732</text:p>
          </table:table-cell>
          <table:table-cell office:value-type="float" office:value="1.84361" calcext:value-type="float">
            <text:p>1.84361</text:p>
          </table:table-cell>
          <table:table-cell office:value-type="float" office:value="-1.18682228624732" calcext:value-type="float">
            <text:p>-1.1868222862473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097152" calcext:value-type="float">
            <text:p>2097152</text:p>
          </table:table-cell>
          <table:table-cell office:value-type="float" office:value="27.1968289078422" calcext:value-type="float">
            <text:p>27.1968289078422</text:p>
          </table:table-cell>
          <table:table-cell office:value-type="float" office:value="6.13054" calcext:value-type="float">
            <text:p>6.13054</text:p>
          </table:table-cell>
          <table:table-cell office:value-type="float" office:value="-21.0662889078422" calcext:value-type="float">
            <text:p>-21.0662889078422</text:p>
          </table:table-cell>
          <table:table-cell table:number-columns-repeated="3"/>
          <table:table-cell office:value-type="float" office:value="794672.007222603" calcext:value-type="float">
            <text:p>794672.007222603</text:p>
          </table:table-cell>
          <table:table-cell office:value-type="float" office:value="416.340924360782" calcext:value-type="float">
            <text:p>416.340924360782</text:p>
          </table:table-cell>
          <table:table-cell office:value-type="float" office:value="423.80569" calcext:value-type="float">
            <text:p>423.80569</text:p>
          </table:table-cell>
          <table:table-cell office:value-type="float" office:value="7.46476563921851" calcext:value-type="float">
            <text:p>7.46476563921851</text:p>
          </table:table-cell>
          <table:table-cell table:number-columns-repeated="3"/>
          <table:table-cell office:value-type="float" office:value="794672.007222603" calcext:value-type="float">
            <text:p>794672.007222603</text:p>
          </table:table-cell>
          <table:table-cell office:value-type="float" office:value="13.1049474773554" calcext:value-type="float">
            <text:p>13.1049474773554</text:p>
          </table:table-cell>
          <table:table-cell office:value-type="float" office:value="12.45615" calcext:value-type="float">
            <text:p>12.45615</text:p>
          </table:table-cell>
          <table:table-cell office:value-type="float" office:value="-0.648797477355362" calcext:value-type="float">
            <text:p>-0.64879747735536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6777216" calcext:value-type="float">
            <text:p>16777216</text:p>
          </table:table-cell>
          <table:table-cell office:value-type="float" office:value="130.868973221124" calcext:value-type="float">
            <text:p>130.868973221124</text:p>
          </table:table-cell>
          <table:table-cell office:value-type="float" office:value="51.81865" calcext:value-type="float">
            <text:p>51.81865</text:p>
          </table:table-cell>
          <table:table-cell office:value-type="float" office:value="-79.0503232211237" calcext:value-type="float">
            <text:p>-79.0503232211237</text:p>
          </table:table-cell>
          <table:table-cell table:number-columns-repeated="3"/>
          <table:table-cell office:value-type="float" office:value="5534417.30818639" calcext:value-type="float">
            <text:p>5534417.30818639</text:p>
          </table:table-cell>
          <table:table-cell office:value-type="float" office:value="3004.95147615245" calcext:value-type="float">
            <text:p>3004.95147615245</text:p>
          </table:table-cell>
          <table:table-cell office:value-type="float" office:value="2990.27421" calcext:value-type="float">
            <text:p>2990.27421</text:p>
          </table:table-cell>
          <table:table-cell office:value-type="float" office:value="-14.6772661524528" calcext:value-type="float">
            <text:p>-14.6772661524528</text:p>
          </table:table-cell>
          <table:table-cell table:number-columns-repeated="3"/>
          <table:table-cell office:value-type="float" office:value="5534417.30818639" calcext:value-type="float">
            <text:p>5534417.30818639</text:p>
          </table:table-cell>
          <table:table-cell office:value-type="float" office:value="83.2679464737911" calcext:value-type="float">
            <text:p>83.2679464737911</text:p>
          </table:table-cell>
          <table:table-cell office:value-type="float" office:value="83.32443" calcext:value-type="float">
            <text:p>83.32443</text:p>
          </table:table-cell>
          <table:table-cell office:value-type="float" office:value="0.0564835262089076" calcext:value-type="float">
            <text:p>0.05648352620890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4217728" calcext:value-type="float">
            <text:p>134217728</text:p>
          </table:table-cell>
          <table:table-cell office:value-type="float" office:value="960.246127727376" calcext:value-type="float">
            <text:p>960.246127727376</text:p>
          </table:table-cell>
          <table:table-cell office:value-type="float" office:value="1145.40706" calcext:value-type="float">
            <text:p>1145.40706</text:p>
          </table:table-cell>
          <table:table-cell office:value-type="float" office:value="185.160932272624" calcext:value-type="float">
            <text:p>185.160932272624</text:p>
          </table:table-cell>
          <table:table-cell table:number-columns-repeated="3"/>
          <table:table-cell office:value-type="float" office:value="38543920.8412598" calcext:value-type="float">
            <text:p>38543920.8412598</text:p>
          </table:table-cell>
          <table:table-cell office:value-type="float" office:value="21033.0824682847" calcext:value-type="float">
            <text:p>21033.0824682847</text:p>
          </table:table-cell>
          <table:table-cell office:value-type="float" office:value="20937.95413" calcext:value-type="float">
            <text:p>20937.95413</text:p>
          </table:table-cell>
          <table:table-cell office:value-type="float" office:value="-95.1283382846959" calcext:value-type="float">
            <text:p>-95.1283382846959</text:p>
          </table:table-cell>
          <table:table-cell table:number-columns-repeated="3"/>
          <table:table-cell office:value-type="float" office:value="38543920.8412598" calcext:value-type="float">
            <text:p>38543920.8412598</text:p>
          </table:table-cell>
          <table:table-cell office:value-type="float" office:value="571.911452864931" calcext:value-type="float">
            <text:p>571.911452864931</text:p>
          </table:table-cell>
          <table:table-cell office:value-type="float" office:value="580.23932" calcext:value-type="float">
            <text:p>580.23932</text:p>
          </table:table-cell>
          <table:table-cell office:value-type="float" office:value="8.32786713506869" calcext:value-type="float">
            <text:p>8.3278671350686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2" office:value-type="float" office:value="1073741824" calcext:value-type="float">
            <text:p>1073741824</text:p>
          </table:table-cell>
          <table:table-cell table:style-name="ce24" office:value-type="float" office:value="7595.26336377739" calcext:value-type="float">
            <text:p>7595.26336377739</text:p>
          </table:table-cell>
          <table:table-cell table:style-name="ce24" office:value-type="float" office:value="7573.39828" calcext:value-type="float">
            <text:p>7573.39828</text:p>
          </table:table-cell>
          <table:table-cell table:style-name="ce24" office:value-type="float" office:value="-21.865083777393" calcext:value-type="float">
            <text:p>-21.865083777393</text:p>
          </table:table-cell>
          <table:table-cell table:style-name="ce24" table:number-columns-repeated="2"/>
          <table:table-cell table:style-name="ce27"/>
          <table:table-cell table:style-name="ce22" office:value-type="float" office:value="268435456" calcext:value-type="float">
            <text:p>268435456</text:p>
          </table:table-cell>
          <table:table-cell table:style-name="ce24" office:value-type="float" office:value="146588.279191301" calcext:value-type="float">
            <text:p>146588.279191301</text:p>
          </table:table-cell>
          <table:table-cell table:style-name="ce24" office:value-type="float" office:value="146602.21043" calcext:value-type="float">
            <text:p>146602.21043</text:p>
          </table:table-cell>
          <table:table-cell table:style-name="ce24" office:value-type="float" office:value="13.931238699035" calcext:value-type="float">
            <text:p>13.931238699035</text:p>
          </table:table-cell>
          <table:table-cell table:style-name="ce24" table:number-columns-repeated="2"/>
          <table:table-cell table:style-name="ce27"/>
          <table:table-cell table:style-name="ce22" office:value-type="float" office:value="268435456" calcext:value-type="float">
            <text:p>268435456</text:p>
          </table:table-cell>
          <table:table-cell table:style-name="ce24" office:value-type="float" office:value="3975.02249078333" calcext:value-type="float">
            <text:p>3975.02249078333</text:p>
          </table:table-cell>
          <table:table-cell table:style-name="ce24" office:value-type="float" office:value="3973.82807" calcext:value-type="float">
            <text:p>3973.82807</text:p>
          </table:table-cell>
          <table:table-cell table:style-name="ce24" office:value-type="float" office:value="-1.1944207833335" calcext:value-type="float">
            <text:p>-1.1944207833335</text:p>
          </table:table-cell>
          <table:table-cell table:style-name="ce24" table:number-columns-repeated="2"/>
          <table:table-cell table:style-name="ce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 number:title="User-defined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00-00-00</text:date>, <text:time style:data-style-name="N2" text:time-value="19:19:28.910446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20:14:06.504693334</meta:creation-date>
    <dc:date>2020-02-16T21:10:30.554721466</dc:date>
    <meta:editing-duration>PT1H37M28S</meta:editing-duration>
    <meta:editing-cycles>3</meta:editing-cycles>
    <meta:generator>LibreOffice/6.3.4.2.0$Linux_X86_64 LibreOffice_project/30$Build-2</meta:generator>
    <meta:document-statistic meta:table-count="1" meta:cell-count="932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minimum="3" chart:maximum="1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2cm" svg:stroke-color="#83caff" draw:fill-color="#83caff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2cm" svg:stroke-color="#579d1c" draw:fill-color="#579d1c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Fine_20_Dashed" svg:stroke-width="0.02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draw:stroke="dash" draw:stroke-dash="Fine_20_Dashed" svg:stroke-width="0.02cm" svg:stroke-color="#ff420e" draw:fill-color="#ff420e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draw:stroke="dash" draw:stroke-dash="Fine_20_Dashed" svg:stroke-width="0.02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693cm" svg:height="11.364cm" xlink:href=".." xlink:type="simple" chart:class="chart:scatter" chart:row-mapping="0 1 2 3 4 5" chart:style-name="ch1">
        <chart:legend chart:legend-position="top" svg:x="5.521cm" svg:y="0.185cm" style:legend-expansion="wide" chart:style-name="ch2"/>
        <chart:plot-area chart:style-name="ch3" table:cell-range-address="Sheet1.A3:Sheet1.J9" chart:data-source-has-labels="both" svg:x="1.464cm" svg:y="1.508cm" svg:width="20.776cm" svg:height="8.648cm">
          <chartooo:coordinate-region svg:x="3.198cm" svg:y="1.708cm" svg:width="19.042cm" svg:height="7.801cm"/>
          <chart:axis chart:dimension="x" chart:name="primary-x" chart:style-name="ch4" chartooo:axis-type="auto">
            <chart:title svg:x="10.048cm" svg:y="10.383cm" chart:style-name="ch5">
              <text:p>Dimension de la matrice</text:p>
            </chart:title>
            <chart:categories table:cell-range-address="Sheet1.B3:Sheet1.J3"/>
          </chart:axis>
          <chart:axis chart:dimension="y" chart:name="primary-y" chart:style-name="ch6">
            <chart:title svg:x="0.451cm" svg:y="7.596cm" chart:style-name="ch7">
              <text:p>Temps d'exécution (ms)</text:p>
            </chart:title>
            <chart:grid chart:style-name="ch8" chart:class="major"/>
          </chart:axis>
          <chart:series chart:style-name="ch9" chart:values-cell-range-address="Sheet1.B4:Sheet1.J4" chart:label-cell-address="Sheet1.A4:Sheet1.A4" chart:class="chart:scatter">
            <chart:domain table:cell-range-address="Sheet1.B3:Sheet1.J3"/>
            <chart:data-point chart:repeated="9"/>
          </chart:series>
          <chart:series chart:style-name="ch10" chart:values-cell-range-address="Sheet1.B5:Sheet1.J5" chart:label-cell-address="Sheet1.A5:Sheet1.A5" chart:class="chart:scatter">
            <chart:data-point chart:repeated="9"/>
          </chart:series>
          <chart:series chart:style-name="ch11" chart:values-cell-range-address="Sheet1.B6:Sheet1.J6" chart:label-cell-address="Sheet1.A6:Sheet1.A6" chart:class="chart:scatter">
            <chart:data-point chart:repeated="9"/>
          </chart:series>
          <chart:series chart:style-name="ch12" chart:values-cell-range-address="Sheet1.B7:Sheet1.J7" chart:label-cell-address="Sheet1.A7:Sheet1.A7" chart:class="chart:scatter">
            <chart:data-point chart:repeated="9"/>
          </chart:series>
          <chart:series chart:style-name="ch13" chart:values-cell-range-address="Sheet1.B8:Sheet1.J8" chart:label-cell-address="Sheet1.A8:Sheet1.A8" chart:class="chart:scatter">
            <chart:data-point chart:repeated="9"/>
          </chart:series>
          <chart:series chart:style-name="ch14" chart:values-cell-range-address="Sheet1.B9:Sheet1.J9" chart:label-cell-address="Sheet1.A9:Sheet1.A9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B3:Sheet1.J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heet1.B3:Sheet1.J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Conventionel</text:p>
                <draw:g>
                  <svg:desc>Sheet1.A4:Sheet1.A4</svg:desc>
                </draw:g>
              </table:table-cell>
              <table:table-cell office:value-type="float" office:value="0.00108">
                <text:p>0.00108</text:p>
                <draw:g>
                  <svg:desc>Sheet1.B4:Sheet1.J4</svg:desc>
                </draw:g>
              </table:table-cell>
              <table:table-cell office:value-type="float" office:value="0.00189">
                <text:p>0.00189</text:p>
              </table:table-cell>
              <table:table-cell office:value-type="float" office:value="0.01414">
                <text:p>0.01414</text:p>
              </table:table-cell>
              <table:table-cell office:value-type="float" office:value="0.09039">
                <text:p>0.09039</text:p>
              </table:table-cell>
              <table:table-cell office:value-type="float" office:value="0.76157">
                <text:p>0.76157</text:p>
              </table:table-cell>
              <table:table-cell office:value-type="float" office:value="6.13054">
                <text:p>6.13054</text:p>
              </table:table-cell>
              <table:table-cell office:value-type="float" office:value="51.81865">
                <text:p>51.81865</text:p>
              </table:table-cell>
              <table:table-cell office:value-type="float" office:value="1145.40706">
                <text:p>1145.40706</text:p>
              </table:table-cell>
              <table:table-cell office:value-type="float" office:value="7573.39828">
                <text:p>7573.39828</text:p>
              </table:table-cell>
            </table:table-row>
            <table:table-row>
              <table:table-cell office:value-type="string">
                <text:p>Strassen</text:p>
                <draw:g>
                  <svg:desc>Sheet1.A5:Sheet1.A5</svg:desc>
                </draw:g>
              </table:table-cell>
              <table:table-cell office:value-type="float" office:value="0.0507">
                <text:p>0.0507</text:p>
                <draw:g>
                  <svg:desc>Sheet1.B5:Sheet1.J5</svg:desc>
                </draw:g>
              </table:table-cell>
              <table:table-cell office:value-type="float" office:value="0.21203">
                <text:p>0.21203</text:p>
              </table:table-cell>
              <table:table-cell office:value-type="float" office:value="1.43752">
                <text:p>1.43752</text:p>
              </table:table-cell>
              <table:table-cell office:value-type="float" office:value="9.55826">
                <text:p>9.55826</text:p>
              </table:table-cell>
              <table:table-cell office:value-type="float" office:value="61.56849">
                <text:p>61.56849</text:p>
              </table:table-cell>
              <table:table-cell office:value-type="float" office:value="423.80569">
                <text:p>423.80569</text:p>
              </table:table-cell>
              <table:table-cell office:value-type="float" office:value="2990.27421">
                <text:p>2990.27421</text:p>
              </table:table-cell>
              <table:table-cell office:value-type="float" office:value="20937.95413">
                <text:p>20937.95413</text:p>
              </table:table-cell>
              <table:table-cell office:value-type="float" office:value="146602.21043">
                <text:p>146602.21043</text:p>
              </table:table-cell>
            </table:table-row>
            <table:table-row>
              <table:table-cell office:value-type="string">
                <text:p>StrassenSeuil</text:p>
                <draw:g>
                  <svg:desc>Sheet1.A6:Sheet1.A6</svg:desc>
                </draw:g>
              </table:table-cell>
              <table:table-cell office:value-type="float" office:value="0.00128">
                <text:p>0.00128</text:p>
                <draw:g>
                  <svg:desc>Sheet1.B6:Sheet1.J6</svg:desc>
                </draw:g>
              </table:table-cell>
              <table:table-cell office:value-type="float" office:value="0.00273">
                <text:p>0.00273</text:p>
              </table:table-cell>
              <table:table-cell office:value-type="float" office:value="0.02923">
                <text:p>0.02923</text:p>
              </table:table-cell>
              <table:table-cell office:value-type="float" office:value="0.26083">
                <text:p>0.26083</text:p>
              </table:table-cell>
              <table:table-cell office:value-type="float" office:value="1.84361">
                <text:p>1.84361</text:p>
              </table:table-cell>
              <table:table-cell office:value-type="float" office:value="12.45615">
                <text:p>12.45615</text:p>
              </table:table-cell>
              <table:table-cell office:value-type="float" office:value="83.32443">
                <text:p>83.32443</text:p>
              </table:table-cell>
              <table:table-cell office:value-type="float" office:value="580.23932">
                <text:p>580.23932</text:p>
              </table:table-cell>
              <table:table-cell office:value-type="float" office:value="3973.82807">
                <text:p>3973.82807</text:p>
              </table:table-cell>
            </table:table-row>
            <table:table-row>
              <table:table-cell office:value-type="string">
                <text:p>Régression</text:p>
                <draw:g>
                  <svg:desc>Sheet1.A7:Sheet1.A7</svg:desc>
                </draw:g>
              </table:table-cell>
              <table:table-cell office:value-type="float" office:value="0.000318187842817215">
                <text:p>0.000318187842817215</text:p>
                <draw:g>
                  <svg:desc>Sheet1.B7:Sheet1.J7</svg:desc>
                </draw:g>
              </table:table-cell>
              <table:table-cell office:value-type="float" office:value="0.00249760535102356">
                <text:p>0.00249760535102356</text:p>
              </table:table-cell>
              <table:table-cell office:value-type="float" office:value="0.0196048737570565">
                <text:p>0.0196048737570565</text:p>
              </table:table-cell>
              <table:table-cell office:value-type="float" office:value="0.15388783294871">
                <text:p>0.15388783294871</text:p>
              </table:table-cell>
              <table:table-cell office:value-type="float" office:value="1.2079376497452">
                <text:p>1.2079376497452</text:p>
              </table:table-cell>
              <table:table-cell office:value-type="float" office:value="9.48166815864042">
                <text:p>9.48166815864042</text:p>
              </table:table-cell>
              <table:table-cell office:value-type="float" office:value="74.4260526108607">
                <text:p>74.4260526108607</text:p>
              </table:table-cell>
              <table:table-cell office:value-type="float" office:value="584.204932566296">
                <text:p>584.204932566296</text:p>
              </table:table-cell>
              <table:table-cell office:value-type="float" office:value="4585.69803532741">
                <text:p>4585.69803532741</text:p>
              </table:table-cell>
            </table:table-row>
            <table:table-row>
              <table:table-cell office:value-type="string">
                <text:p>Régression</text:p>
                <draw:g>
                  <svg:desc>Sheet1.A8:Sheet1.A8</svg:desc>
                </draw:g>
              </table:table-cell>
              <table:table-cell office:value-type="float" office:value="0.0367003808990811">
                <text:p>0.0367003808990811</text:p>
                <draw:g>
                  <svg:desc>Sheet1.B8:Sheet1.J8</svg:desc>
                </draw:g>
              </table:table-cell>
              <table:table-cell office:value-type="float" office:value="0.241651386804575">
                <text:p>0.241651386804575</text:p>
              </table:table-cell>
              <table:table-cell office:value-type="float" office:value="1.59113860167146">
                <text:p>1.59113860167146</text:p>
              </table:table-cell>
              <table:table-cell office:value-type="float" office:value="10.4767536541241">
                <text:p>10.4767536541241</text:p>
              </table:table-cell>
              <table:table-cell office:value-type="float" office:value="68.9835360752987">
                <text:p>68.9835360752987</text:p>
              </table:table-cell>
              <table:table-cell office:value-type="float" office:value="454.217824199656">
                <text:p>454.217824199656</text:p>
              </table:table-cell>
              <table:table-cell office:value-type="float" office:value="2990.76915389591">
                <text:p>2990.76915389591</text:p>
              </table:table-cell>
              <table:table-cell office:value-type="float" office:value="19692.5344082568">
                <text:p>19692.5344082568</text:p>
              </table:table-cell>
              <table:table-cell office:value-type="float" office:value="129664.27412668">
                <text:p>129664.27412668</text:p>
              </table:table-cell>
            </table:table-row>
            <table:table-row>
              <table:table-cell office:value-type="string">
                <text:p>Régression</text:p>
                <draw:g>
                  <svg:desc>Sheet1.A9:Sheet1.A9</svg:desc>
                </draw:g>
              </table:table-cell>
              <table:table-cell office:value-type="float" office:value="0.000725670359274618">
                <text:p>0.000725670359274618</text:p>
                <draw:g>
                  <svg:desc>Sheet1.B9:Sheet1.J9</svg:desc>
                </draw:g>
              </table:table-cell>
              <table:table-cell office:value-type="float" office:value="0.00504731147010631">
                <text:p>0.00504731147010631</text:p>
              </table:table-cell>
              <table:table-cell office:value-type="float" office:value="0.0351059578921371">
                <text:p>0.0351059578921371</text:p>
              </table:table-cell>
              <table:table-cell office:value-type="float" office:value="0.244175198385084">
                <text:p>0.244175198385084</text:p>
              </table:table-cell>
              <table:table-cell office:value-type="float" office:value="1.69833074173852">
                <text:p>1.69833074173852</text:p>
              </table:table-cell>
              <table:table-cell office:value-type="float" office:value="11.8125318517621">
                <text:p>11.8125318517621</text:p>
              </table:table-cell>
              <table:table-cell office:value-type="float" office:value="82.1606212027085">
                <text:p>82.1606212027085</text:p>
              </table:table-cell>
              <table:table-cell office:value-type="float" office:value="571.458156568523">
                <text:p>571.458156568523</text:p>
              </table:table-cell>
              <table:table-cell office:value-type="float" office:value="3974.70734675907">
                <text:p>3974.70734675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3" chart:maximum="1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maximum="0.0009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2cm" svg:stroke-color="#83caff" draw:fill-color="#83caff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2cm" svg:stroke-color="#ff420e" draw:fill-color="#ff420e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2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93cm" svg:height="13.414cm" xlink:href=".." xlink:type="simple" chart:class="chart:scatter" chart:style-name="ch1">
        <chart:legend chart:legend-position="top" svg:x="6.893cm" svg:y="0.185cm" style:legend-expansion="wide" chart:style-name="ch2"/>
        <chart:plot-area chart:style-name="ch3" table:cell-range-address="Sheet1.A24:Sheet1.J27" chart:data-source-has-labels="both" svg:x="1.464cm" svg:y="1.051cm" svg:width="20.776cm" svg:height="11.114cm">
          <chartooo:coordinate-region svg:x="3.197cm" svg:y="1.25cm" svg:width="19.043cm" svg:height="10.268cm"/>
          <chart:axis chart:dimension="x" chart:name="primary-x" chart:style-name="ch4" chartooo:axis-type="auto">
            <chart:title svg:x="10.048cm" svg:y="12.433cm" chart:style-name="ch5">
              <text:p>Dimension de la matrice</text:p>
            </chart:title>
            <chart:categories table:cell-range-address="Sheet1.B24:Sheet1.J24"/>
          </chart:axis>
          <chart:axis chart:dimension="y" chart:name="primary-y" chart:style-name="ch6">
            <chart:title svg:x="0.451cm" svg:y="7.247cm" chart:style-name="ch7">
              <text:p>Rapport</text:p>
            </chart:title>
            <chart:grid chart:style-name="ch8" chart:class="major"/>
          </chart:axis>
          <chart:series chart:style-name="ch9" chart:values-cell-range-address="Sheet1.B25:Sheet1.J25" chart:label-cell-address="Sheet1.A25:Sheet1.A25" chart:class="chart:scatter">
            <chart:domain table:cell-range-address="Sheet1.B24:Sheet1.J24"/>
            <chart:data-point chart:repeated="9"/>
          </chart:series>
          <chart:series chart:style-name="ch10" chart:values-cell-range-address="Sheet1.B26:Sheet1.J26" chart:label-cell-address="Sheet1.A26:Sheet1.A26" chart:class="chart:scatter">
            <chart:data-point chart:repeated="9"/>
          </chart:series>
          <chart:series chart:style-name="ch11" chart:values-cell-range-address="Sheet1.B27:Sheet1.J27" chart:label-cell-address="Sheet1.A27:Sheet1.A27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Sheet1.B24:Sheet1.J2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Conventionel</text:p>
                <draw:g>
                  <svg:desc>Sheet1.A25:Sheet1.A25</svg:desc>
                </draw:g>
              </table:table-cell>
              <table:table-cell office:value-type="float" office:value="0.000016875">
                <text:p>0.000016875</text:p>
                <draw:g>
                  <svg:desc>Sheet1.B25:Sheet1.J25</svg:desc>
                </draw:g>
              </table:table-cell>
              <table:table-cell office:value-type="float" office:value="0.00000369140625">
                <text:p>0.00000369140625</text:p>
              </table:table-cell>
              <table:table-cell office:value-type="float" office:value="0.0000034521484375">
                <text:p>0.0000034521484375</text:p>
              </table:table-cell>
              <table:table-cell office:value-type="float" office:value="0.00000275848388671875">
                <text:p>0.00000275848388671875</text:p>
              </table:table-cell>
              <table:table-cell office:value-type="float" office:value="0.00000290515899658203">
                <text:p>0.00000290515899658203</text:p>
              </table:table-cell>
              <table:table-cell office:value-type="float" office:value="0.00000292326927185059">
                <text:p>0.00000292326927185059</text:p>
              </table:table-cell>
              <table:table-cell office:value-type="float" office:value="0.0000030886322259903">
                <text:p>0.0000030886322259903</text:p>
              </table:table-cell>
              <table:table-cell office:value-type="float" office:value="0.00000853394761681557">
                <text:p>0.00000853394761681557</text:p>
              </table:table-cell>
              <table:table-cell office:value-type="float" office:value="0.00000705327678471804">
                <text:p>0.00000705327678471804</text:p>
              </table:table-cell>
            </table:table-row>
            <table:table-row>
              <table:table-cell office:value-type="string">
                <text:p>Strassen</text:p>
                <draw:g>
                  <svg:desc>Sheet1.A26:Sheet1.A26</svg:desc>
                </draw:g>
              </table:table-cell>
              <table:table-cell office:value-type="float" office:value="0.0010452976730654">
                <text:p>0.0010452976730654</text:p>
                <draw:g>
                  <svg:desc>Sheet1.B26:Sheet1.J26</svg:desc>
                </draw:g>
              </table:table-cell>
              <table:table-cell office:value-type="float" office:value="0.000627690202338281">
                <text:p>0.000627690202338281</text:p>
              </table:table-cell>
              <table:table-cell office:value-type="float" office:value="0.000611051682494846">
                <text:p>0.000611051682494846</text:p>
              </table:table-cell>
              <table:table-cell office:value-type="float" office:value="0.000583389892578126">
                <text:p>0.000583389892578126</text:p>
              </table:table-cell>
              <table:table-cell office:value-type="float" office:value="0.000539578423939907">
                <text:p>0.000539578423939907</text:p>
              </table:table-cell>
              <table:table-cell office:value-type="float" office:value="0.000533308945260587">
                <text:p>0.000533308945260587</text:p>
              </table:table-cell>
              <table:table-cell office:value-type="float" office:value="0.000540305156529641">
                <text:p>0.000540305156529641</text:p>
              </table:table-cell>
              <table:table-cell office:value-type="float" office:value="0.000543223254744408">
                <text:p>0.000543223254744408</text:p>
              </table:table-cell>
              <table:table-cell office:value-type="float" office:value="0.000546135792247952">
                <text:p>0.000546135792247952</text:p>
              </table:table-cell>
            </table:table-row>
            <table:table-row>
              <table:table-cell office:value-type="string">
                <text:p>StrassenSeuil</text:p>
                <draw:g>
                  <svg:desc>Sheet1.A27:Sheet1.A27</svg:desc>
                </draw:g>
              </table:table-cell>
              <table:table-cell office:value-type="float" office:value="0.0000263901582154579">
                <text:p>0.0000263901582154579</text:p>
                <draw:g>
                  <svg:desc>Sheet1.B27:Sheet1.J27</svg:desc>
                </draw:g>
              </table:table-cell>
              <table:table-cell office:value-type="float" office:value="0.00000808184809877615">
                <text:p>0.00000808184809877615</text:p>
              </table:table-cell>
              <table:table-cell office:value-type="float" office:value="0.0000124248989087626">
                <text:p>0.0000124248989087626</text:p>
              </table:table-cell>
              <table:table-cell office:value-type="float" office:value="0.0000159197998046875">
                <text:p>0.0000159197998046875</text:p>
              </table:table-cell>
              <table:table-cell office:value-type="float" office:value="0.0000161571638050544">
                <text:p>0.0000161571638050544</text:p>
              </table:table-cell>
              <table:table-cell office:value-type="float" office:value="0.0000156745800616968">
                <text:p>0.0000156745800616968</text:p>
              </table:table-cell>
              <table:table-cell office:value-type="float" office:value="0.0000150556825335069">
                <text:p>0.0000150556825335069</text:p>
              </table:table-cell>
              <table:table-cell office:value-type="float" office:value="0.0000150539775750804">
                <text:p>0.0000150539775750804</text:p>
              </table:table-cell>
              <table:table-cell office:value-type="float" office:value="0.0000148036631569267">
                <text:p>0.0000148036631569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2cm" svg:stroke-color="#83caff" draw:fill-color="#83caff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draw:stroke="dash" draw:stroke-dash="Fine_20_Dashed" svg:stroke-width="0.02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93cm" svg:height="11.486cm" xlink:href=".." xlink:type="simple" chart:class="chart:scatter" chart:style-name="ch1">
        <chart:legend chart:legend-position="top" svg:x="7.56cm" svg:y="0.185cm" style:legend-expansion="wide" chart:style-name="ch2"/>
        <chart:plot-area chart:style-name="ch3" table:cell-range-address="Sheet1.A33:Sheet1.J35" chart:data-source-has-labels="both" svg:x="1.464cm" svg:y="1.012cm" svg:width="20.776cm" svg:height="9.264cm">
          <chartooo:coordinate-region svg:x="2.456cm" svg:y="1.211cm" svg:width="19.041cm" svg:height="8.418cm"/>
          <chart:axis chart:dimension="x" chart:name="primary-x" chart:style-name="ch4" chartooo:axis-type="auto">
            <chart:title svg:x="8.699cm" svg:y="10.505cm" chart:style-name="ch5">
              <text:p>Dimension de la matrice mis en exposant 3</text:p>
            </chart:title>
            <chart:categories table:cell-range-address="Sheet1.B33:Sheet1.J33"/>
          </chart:axis>
          <chart:axis chart:dimension="y" chart:name="primary-y" chart:style-name="ch6">
            <chart:title svg:x="0.451cm" svg:y="7.408cm" chart:style-name="ch7">
              <text:p>Temps d'exécution (ms)</text:p>
            </chart:title>
            <chart:grid chart:style-name="ch8" chart:class="major"/>
          </chart:axis>
          <chart:series chart:style-name="ch9" chart:values-cell-range-address="Sheet1.B34:Sheet1.J34" chart:label-cell-address="Sheet1.A34:Sheet1.A34" chart:class="chart:scatter">
            <chart:domain table:cell-range-address="Sheet1.B33:Sheet1.J33"/>
            <chart:data-point chart:repeated="9"/>
          </chart:series>
          <chart:series chart:style-name="ch10" chart:values-cell-range-address="Sheet1.B35:Sheet1.J35" chart:label-cell-address="Sheet1.A35:Sheet1.A35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Sheet1.B33:Sheet1.J33</svg:desc>
                </draw:g>
              </table:table-cell>
              <table:table-cell office:value-type="float" office:value="512">
                <text:p>512</text:p>
              </table:table-cell>
              <table:table-cell office:value-type="float" office:value="4096">
                <text:p>4096</text:p>
              </table:table-cell>
              <table:table-cell office:value-type="float" office:value="32768">
                <text:p>32768</text:p>
              </table:table-cell>
              <table:table-cell office:value-type="float" office:value="262144">
                <text:p>262144</text:p>
              </table:table-cell>
              <table:table-cell office:value-type="float" office:value="2097152">
                <text:p>2097152</text:p>
              </table:table-cell>
              <table:table-cell office:value-type="float" office:value="16777216">
                <text:p>16777216</text:p>
              </table:table-cell>
              <table:table-cell office:value-type="float" office:value="134217728">
                <text:p>134217728</text:p>
              </table:table-cell>
              <table:table-cell office:value-type="float" office:value="1073741824">
                <text:p>1073741824</text:p>
              </table:table-cell>
            </table:table-row>
          </table:table-header-rows>
          <table:table-rows>
            <table:table-row>
              <table:table-cell office:value-type="string">
                <text:p>Conventionel</text:p>
                <draw:g>
                  <svg:desc>Sheet1.A34:Sheet1.A34</svg:desc>
                </draw:g>
              </table:table-cell>
              <table:table-cell office:value-type="float" office:value="0.00108">
                <text:p>0.00108</text:p>
                <draw:g>
                  <svg:desc>Sheet1.B34:Sheet1.J34</svg:desc>
                </draw:g>
              </table:table-cell>
              <table:table-cell office:value-type="float" office:value="0.00189">
                <text:p>0.00189</text:p>
              </table:table-cell>
              <table:table-cell office:value-type="float" office:value="0.01414">
                <text:p>0.01414</text:p>
              </table:table-cell>
              <table:table-cell office:value-type="float" office:value="0.09039">
                <text:p>0.09039</text:p>
              </table:table-cell>
              <table:table-cell office:value-type="float" office:value="0.76157">
                <text:p>0.76157</text:p>
              </table:table-cell>
              <table:table-cell office:value-type="float" office:value="6.13054">
                <text:p>6.13054</text:p>
              </table:table-cell>
              <table:table-cell office:value-type="float" office:value="51.81865">
                <text:p>51.81865</text:p>
              </table:table-cell>
              <table:table-cell office:value-type="float" office:value="1145.40706">
                <text:p>1145.40706</text:p>
              </table:table-cell>
              <table:table-cell office:value-type="float" office:value="7573.39828">
                <text:p>7573.39828</text:p>
              </table:table-cell>
            </table:table-row>
            <table:table-row>
              <table:table-cell office:value-type="string">
                <text:p>Régression</text:p>
                <draw:g>
                  <svg:desc>Sheet1.A35:Sheet1.A35</svg:desc>
                </draw:g>
              </table:table-cell>
              <table:table-cell office:value-type="float" office:value="12.3869745520539">
                <text:p>12.3869745520539</text:p>
                <draw:g>
                  <svg:desc>Sheet1.B35:Sheet1.J35</svg:desc>
                </draw:g>
              </table:table-cell>
              <table:table-cell office:value-type="float" office:value="12.3901383748174">
                <text:p>12.3901383748174</text:p>
              </table:table-cell>
              <table:table-cell office:value-type="float" office:value="12.4154489569251">
                <text:p>12.4154489569251</text:p>
              </table:table-cell>
              <table:table-cell office:value-type="float" office:value="12.617933613787">
                <text:p>12.617933613787</text:p>
              </table:table-cell>
              <table:table-cell office:value-type="float" office:value="14.237810868682">
                <text:p>14.237810868682</text:p>
              </table:table-cell>
              <table:table-cell office:value-type="float" office:value="27.1968289078422">
                <text:p>27.1968289078422</text:p>
              </table:table-cell>
              <table:table-cell office:value-type="float" office:value="130.868973221124">
                <text:p>130.868973221124</text:p>
              </table:table-cell>
              <table:table-cell office:value-type="float" office:value="960.246127727376">
                <text:p>960.246127727376</text:p>
              </table:table-cell>
              <table:table-cell office:value-type="float" office:value="7595.26336377739">
                <text:p>7595.263363777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2cm" svg:stroke-color="#83caff" draw:fill-color="#83caff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draw:stroke="dash" draw:stroke-dash="Fine_20_Dashed" svg:stroke-width="0.02cm" svg:stroke-color="#83caff" draw:fill-color="#83caff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Fine_20_Dashed" svg:stroke-width="0.02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-dash="Fine_20_Dashed" svg:stroke-width="0.02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93cm" svg:height="11.302cm" xlink:href=".." xlink:type="simple" chart:class="chart:scatter" chart:row-mapping="0 2 3 1" chart:style-name="ch1">
        <chart:legend chart:legend-position="top" svg:x="3.998cm" svg:y="0.184cm" style:legend-expansion="wide" chart:style-name="ch2"/>
        <chart:plot-area chart:style-name="ch3" table:cell-range-address="Sheet1.A36:Sheet1.J40" chart:data-source-has-labels="both" svg:x="1.464cm" svg:y="1.009cm" svg:width="20.776cm" svg:height="9.086cm">
          <chartooo:coordinate-region svg:x="2.747cm" svg:y="1.208cm" svg:width="18.671cm" svg:height="8.688cm"/>
          <chart:axis chart:dimension="x" chart:name="primary-x" chart:style-name="ch4" chartooo:axis-type="auto">
            <chart:title svg:x="8.567cm" svg:y="10.321cm" chart:style-name="ch5">
              <text:p>Dimension de la matrice mis en exposant 2.8</text:p>
            </chart:title>
            <chart:categories table:cell-range-address="Sheet1.B36:Sheet1.J36"/>
          </chart:axis>
          <chart:axis chart:dimension="y" chart:name="primary-y" chart:style-name="ch6">
            <chart:title svg:x="0.451cm" svg:y="7.316cm" chart:style-name="ch7">
              <text:p>Temps d'exécution (ms)</text:p>
            </chart:title>
            <chart:grid chart:style-name="ch8" chart:class="major"/>
          </chart:axis>
          <chart:series chart:style-name="ch9" chart:values-cell-range-address="Sheet1.B37:Sheet1.J37" chart:label-cell-address="Sheet1.A37:Sheet1.A37" chart:class="chart:scatter">
            <chart:domain table:cell-range-address="Sheet1.B36:Sheet1.J36"/>
            <chart:data-point chart:repeated="9"/>
          </chart:series>
          <chart:series chart:style-name="ch10" chart:values-cell-range-address="Sheet1.B39:Sheet1.J39" chart:label-cell-address="Sheet1.A39:Sheet1.A39" chart:class="chart:scatter">
            <chart:data-point chart:repeated="9"/>
          </chart:series>
          <chart:series chart:style-name="ch11" chart:values-cell-range-address="Sheet1.B40:Sheet1.J40" chart:label-cell-address="Sheet1.A40:Sheet1.A40" chart:class="chart:scatter">
            <chart:data-point chart:repeated="9"/>
          </chart:series>
          <chart:series chart:style-name="ch12" chart:values-cell-range-address="Sheet1.B38:Sheet1.J38" chart:label-cell-address="Sheet1.A38:Sheet1.A38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8.5029301283327">
                <text:p>48.5029301283327</text:p>
                <draw:g>
                  <svg:desc>Sheet1.B36:Sheet1.J36</svg:desc>
                </draw:g>
              </table:table-cell>
              <table:table-cell office:value-type="float" office:value="337.794025157861">
                <text:p>337.794025157861</text:p>
              </table:table-cell>
              <table:table-cell office:value-type="float" office:value="2352.53423103393">
                <text:p>2352.53423103393</text:p>
              </table:table-cell>
              <table:table-cell office:value-type="float" office:value="16384">
                <text:p>16384</text:p>
              </table:table-cell>
              <table:table-cell office:value-type="float" office:value="114104.80343235">
                <text:p>114104.80343235</text:p>
              </table:table-cell>
              <table:table-cell office:value-type="float" office:value="794672.007222603">
                <text:p>794672.007222603</text:p>
              </table:table-cell>
              <table:table-cell office:value-type="float" office:value="5534417.30818639">
                <text:p>5534417.30818639</text:p>
              </table:table-cell>
              <table:table-cell office:value-type="float" office:value="38543920.8412598">
                <text:p>38543920.8412598</text:p>
              </table:table-cell>
              <table:table-cell office:value-type="float" office:value="268435456">
                <text:p>268435456</text:p>
              </table:table-cell>
            </table:table-row>
          </table:table-header-rows>
          <table:table-rows>
            <table:table-row>
              <table:table-cell office:value-type="string">
                <text:p>Strassen</text:p>
                <draw:g>
                  <svg:desc>Sheet1.A37:Sheet1.A37</svg:desc>
                </draw:g>
              </table:table-cell>
              <table:table-cell office:value-type="float" office:value="0.0507">
                <text:p>0.0507</text:p>
                <draw:g>
                  <svg:desc>Sheet1.B37:Sheet1.J37</svg:desc>
                </draw:g>
              </table:table-cell>
              <table:table-cell office:value-type="float" office:value="0.21203">
                <text:p>0.21203</text:p>
              </table:table-cell>
              <table:table-cell office:value-type="float" office:value="1.43752">
                <text:p>1.43752</text:p>
              </table:table-cell>
              <table:table-cell office:value-type="float" office:value="9.55826">
                <text:p>9.55826</text:p>
              </table:table-cell>
              <table:table-cell office:value-type="float" office:value="61.56849">
                <text:p>61.56849</text:p>
              </table:table-cell>
              <table:table-cell office:value-type="float" office:value="423.80569">
                <text:p>423.80569</text:p>
              </table:table-cell>
              <table:table-cell office:value-type="float" office:value="2990.27421">
                <text:p>2990.27421</text:p>
              </table:table-cell>
              <table:table-cell office:value-type="float" office:value="20937.95413">
                <text:p>20937.95413</text:p>
              </table:table-cell>
              <table:table-cell office:value-type="float" office:value="146602.21043">
                <text:p>146602.21043</text:p>
              </table:table-cell>
            </table:table-row>
            <table:table-row>
              <table:table-cell office:value-type="string">
                <text:p>Régression</text:p>
                <draw:g>
                  <svg:desc>Sheet1.A39:Sheet1.A39</svg:desc>
                </draw:g>
              </table:table-cell>
              <table:table-cell office:value-type="float" office:value="-17.6424771302032">
                <text:p>-17.6424771302032</text:p>
                <draw:g>
                  <svg:desc>Sheet1.B39:Sheet1.J39</svg:desc>
                </draw:g>
              </table:table-cell>
              <table:table-cell office:value-type="float" office:value="-17.4844808807042">
                <text:p>-17.4844808807042</text:p>
              </table:table-cell>
              <table:table-cell office:value-type="float" office:value="-16.3841310887039">
                <text:p>-16.3841310887039</text:p>
              </table:table-cell>
              <table:table-cell office:value-type="float" office:value="-8.72085003871514">
                <text:p>-8.72085003871514</text:p>
              </table:table-cell>
              <table:table-cell office:value-type="float" office:value="44.6493390393989">
                <text:p>44.6493390393989</text:p>
              </table:table-cell>
              <table:table-cell office:value-type="float" office:value="416.340924360782">
                <text:p>416.340924360782</text:p>
              </table:table-cell>
              <table:table-cell office:value-type="float" office:value="3004.95147615245">
                <text:p>3004.95147615245</text:p>
              </table:table-cell>
              <table:table-cell office:value-type="float" office:value="21033.0824682847">
                <text:p>21033.0824682847</text:p>
              </table:table-cell>
              <table:table-cell office:value-type="float" office:value="146588.279191301">
                <text:p>146588.279191301</text:p>
              </table:table-cell>
            </table:table-row>
            <table:table-row>
              <table:table-cell office:value-type="string">
                <text:p>Régression</text:p>
                <draw:g>
                  <svg:desc>Sheet1.A40:Sheet1.A40</svg:desc>
                </draw:g>
              </table:table-cell>
              <table:table-cell office:value-type="float" office:value="1.34204365151471">
                <text:p>1.34204365151471</text:p>
                <draw:g>
                  <svg:desc>Sheet1.B40:Sheet1.J40</svg:desc>
                </draw:g>
              </table:table-cell>
              <table:table-cell office:value-type="float" office:value="1.34632606112143">
                <text:p>1.34632606112143</text:p>
              </table:table-cell>
              <table:table-cell office:value-type="float" office:value="1.37615049388456">
                <text:p>1.37615049388456</text:p>
              </table:table-cell>
              <table:table-cell office:value-type="float" office:value="1.58385990782001">
                <text:p>1.58385990782001</text:p>
              </table:table-cell>
              <table:table-cell office:value-type="float" office:value="3.03043228624732">
                <text:p>3.03043228624732</text:p>
              </table:table-cell>
              <table:table-cell office:value-type="float" office:value="13.1049474773554">
                <text:p>13.1049474773554</text:p>
              </table:table-cell>
              <table:table-cell office:value-type="float" office:value="83.2679464737911">
                <text:p>83.2679464737911</text:p>
              </table:table-cell>
              <table:table-cell office:value-type="float" office:value="571.911452864931">
                <text:p>571.911452864931</text:p>
              </table:table-cell>
              <table:table-cell office:value-type="float" office:value="3975.02249078333">
                <text:p>3975.02249078333</text:p>
              </table:table-cell>
            </table:table-row>
            <table:table-row>
              <table:table-cell office:value-type="string">
                <text:p>StrassenSeuil</text:p>
                <draw:g>
                  <svg:desc>Sheet1.A38:Sheet1.A38</svg:desc>
                </draw:g>
              </table:table-cell>
              <table:table-cell office:value-type="float" office:value="0.00128">
                <text:p>0.00128</text:p>
                <draw:g>
                  <svg:desc>Sheet1.B38:Sheet1.J38</svg:desc>
                </draw:g>
              </table:table-cell>
              <table:table-cell office:value-type="float" office:value="0.00273">
                <text:p>0.00273</text:p>
              </table:table-cell>
              <table:table-cell office:value-type="float" office:value="0.02923">
                <text:p>0.02923</text:p>
              </table:table-cell>
              <table:table-cell office:value-type="float" office:value="0.26083">
                <text:p>0.26083</text:p>
              </table:table-cell>
              <table:table-cell office:value-type="float" office:value="1.84361">
                <text:p>1.84361</text:p>
              </table:table-cell>
              <table:table-cell office:value-type="float" office:value="12.45615">
                <text:p>12.45615</text:p>
              </table:table-cell>
              <table:table-cell office:value-type="float" office:value="83.32443">
                <text:p>83.32443</text:p>
              </table:table-cell>
              <table:table-cell office:value-type="float" office:value="580.23932">
                <text:p>580.23932</text:p>
              </table:table-cell>
              <table:table-cell office:value-type="float" office:value="3973.82807">
                <text:p>3973.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